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standard">
      <style:graphic-properties draw:stroke="none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fo:min-height="0.821cm"/>
    </style:style>
    <style:style style:name="gr5" style:family="graphic" style:parent-style-name="Braket">
      <style:graphic-properties draw:textarea-horizontal-align="center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0" style:family="graphic" style:parent-style-name="objectwithoutfill">
      <style:graphic-properties draw:fill="none" draw:textarea-horizontal-align="right" fo:padding-right="0.102cm"/>
    </style:style>
    <style:style style:name="gr11" style:family="graphic" style:parent-style-name="objectwithoutfill">
      <style:graphic-properties draw:stroke="solid" svg:stroke-width="0.152cm" draw:marker-start-width="0.428cm" draw:marker-end-width="0.428cm" draw:fill="none" draw:textarea-horizontal-align="center" fo:padding-top="-0.024cm" fo:padding-bottom="-0.024cm" fo:padding-left="-0.024cm" fo:padding-right="-0.024cm"/>
    </style:style>
    <style:style style:name="gr12" style:family="graphic" style:parent-style-name="standard">
      <style:graphic-properties svg:stroke-width="0.102cm" svg:stroke-color="#eb613d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draw:stroke="solid" draw:fill="gradient" draw:fill-gradient-name="Yellow"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</style:style>
    <style:style style:name="gr15" style:family="graphic" style:parent-style-name="standard">
      <style:graphic-properties svg:stroke-width="0.102cm" svg:stroke-color="#000080" draw:marker-start-width="0.352cm" draw:marker-end="Arrow" draw:marker-end-width="0.352cm" draw:textarea-horizontal-align="center" fo:padding-top="0.05cm" fo:padding-bottom="0.05cm" fo:padding-left="0.05cm" fo:padding-right="0.05cm"/>
    </style:style>
    <style:style style:name="gr16" style:family="graphic" style:parent-style-name="standard">
      <style:graphic-properties draw:fill="solid" draw:fill-color="#ffffff" draw:textarea-horizontal-align="center"/>
    </style:style>
    <style:style style:name="gr17" style:family="graphic" style:parent-style-name="standard">
      <style:graphic-properties draw:fill="gradient" draw:fill-gradient-name="LightBlue"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19" style:family="graphic" style:parent-style-name="standard">
      <style:graphic-properties draw:stroke="none" draw:fill="none" draw:fill-color="#ffffff" fo:min-height="1.09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11.85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2.065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5">
      <style:graphic-properties draw:fill-color="#ffffff" draw:auto-grow-height="true" fo:min-height="7.665cm"/>
    </style:style>
    <style:style style:name="pr12" style:family="presentation" style:parent-style-name="Normal1-subtitle" style:list-style-name="L5">
      <style:graphic-properties draw:fill-color="#ffffff" draw:auto-grow-height="true" fo:min-height="7.665cm"/>
    </style:style>
    <style:style style:name="pr13" style:family="presentation" style:parent-style-name="Normal1-notes" style:list-style-name="L11">
      <style:graphic-properties draw:fill-color="#ffffff" draw:auto-grow-height="true" fo:min-height="11.411cm"/>
    </style:style>
    <style:style style:name="pr14" style:family="presentation" style:parent-style-name="Normal1-outline1">
      <style:graphic-properties draw:fill-color="#ffffff" draw:auto-grow-height="true" fo:min-height="13.23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fo:min-height="17.972cm"/>
    </style:style>
    <style:style style:name="pr17" style:family="presentation" style:parent-style-name="Normal1-outline1">
      <style:graphic-properties draw:fill-color="#ffffff" draw:auto-grow-height="true" fo:min-height="13.826cm"/>
    </style:style>
    <style:style style:name="pr18" style:family="presentation" style:parent-style-name="Normal1-outline1">
      <style:graphic-properties draw:fill-color="#ffffff" draw:auto-grow-height="true" draw:auto-grow-width="true" fo:min-height="13.23cm"/>
    </style:style>
    <style:style style:name="pr19" style:family="presentation" style:parent-style-name="Normal1-outline1">
      <style:graphic-properties draw:fill-color="#ffffff" draw:auto-grow-height="true" fo:min-height="4.367cm"/>
    </style:style>
    <style:style style:name="pr20" style:family="presentation" style:parent-style-name="Normal1-outline1">
      <style:graphic-properties draw:fill-color="#ffffff" draw:auto-grow-height="true" fo:min-height="2.612cm"/>
    </style:style>
    <style:style style:name="pr21" style:family="presentation" style:parent-style-name="Normal1-outline1" style:list-style-name="L9">
      <style:graphic-properties draw:fill-color="#ffffff" draw:auto-grow-height="true" fo:min-height="16.369cm"/>
    </style:style>
    <style:style style:name="pr22" style:family="presentation" style:parent-style-name="Normal1-outline1">
      <style:graphic-properties draw:fill-color="#ffffff" draw:auto-grow-height="true" fo:min-height="3.237cm"/>
    </style:style>
    <style:style style:name="pr23" style:family="presentation" style:parent-style-name="Section-title">
      <style:graphic-properties draw:fill-color="#ffffff" draw:textarea-vertical-align="middle" draw:auto-grow-height="true" fo:min-height="3.503cm"/>
    </style:style>
    <style:style style:name="pr24" style:family="presentation" style:parent-style-name="Section-notes" style:list-style-name="L12">
      <style:graphic-properties draw:fill-color="#ffffff" draw:auto-grow-height="true" fo:min-height="11.431cm"/>
    </style:style>
    <style:style style:name="pr25" style:family="presentation" style:parent-style-name="Normal1-subtitle" style:list-style-name="L5">
      <style:graphic-properties draw:fill-color="#ffffff" draw:auto-grow-height="true" fo:min-height="7.665cm"/>
    </style:style>
    <style:style style:name="pr26" style:family="presentation" style:parent-style-name="Normal1-outline1">
      <style:graphic-properties draw:fill-color="#ffffff" draw:auto-grow-height="true" draw:auto-grow-width="true" fo:min-height="4.892cm"/>
    </style:style>
    <style:style style:name="pr27" style:family="presentation" style:parent-style-name="Normal1-subtitle" style:list-style-name="L5">
      <style:graphic-properties draw:fill-color="#ffffff" draw:auto-grow-height="true" fo:min-height="8.987cm"/>
    </style:style>
    <style:style style:name="pr28" style:family="presentation" style:parent-style-name="Normal1-outline1">
      <style:graphic-properties draw:fill-color="#ffffff" draw:auto-grow-height="true" draw:auto-grow-width="true" fo:min-height="7.085cm"/>
    </style:style>
    <style:style style:name="pr29" style:family="presentation" style:parent-style-name="Normal1-outline1">
      <style:graphic-properties draw:fill-color="#ffffff" draw:auto-grow-height="true" fo:min-height="9.988cm"/>
    </style:style>
    <style:style style:name="pr30" style:family="presentation" style:parent-style-name="Normal1-subtitle" style:list-style-name="L5">
      <style:graphic-properties draw:fill-color="#ffffff" draw:auto-grow-height="true" fo:min-height="7.665cm"/>
    </style:style>
    <style:style style:name="pr31" style:family="presentation" style:parent-style-name="Normal1-outline1">
      <style:graphic-properties draw:fill-color="#ffffff" draw:auto-grow-height="true" draw:auto-grow-width="true" fo:min-height="11.643cm"/>
    </style:style>
    <style:style style:name="pr32" style:family="presentation" style:parent-style-name="Section-notes" style:list-style-name="L12">
      <style:graphic-properties draw:fill-color="#ffffff" draw:auto-grow-height="true" fo:min-height="11.431cm"/>
    </style:style>
    <style:style style:name="pr33" style:family="presentation" style:parent-style-name="Normal1-subtitle" style:list-style-name="L5">
      <style:graphic-properties draw:fill-color="#ffffff" draw:auto-grow-height="true" fo:min-height="7.665cm"/>
    </style:style>
    <style:style style:name="pr34" style:family="presentation" style:parent-style-name="Normal1-outline1">
      <style:graphic-properties draw:fill-color="#ffffff" draw:auto-grow-height="true" fo:min-height="11.693cm"/>
    </style:style>
    <style:style style:name="pr35" style:family="presentation" style:parent-style-name="Normal1-outline1">
      <style:graphic-properties draw:fill-color="#ffffff" draw:auto-grow-height="true" fo:min-height="13.299cm"/>
    </style:style>
    <style:style style:name="pr36" style:family="presentation" style:parent-style-name="Normal1-outline1">
      <style:graphic-properties draw:fill-color="#ffffff" draw:auto-grow-height="true" fo:min-height="7.345cm"/>
    </style:style>
    <style:style style:name="pr37" style:family="presentation" style:parent-style-name="Normal1-outline1">
      <style:graphic-properties draw:fill-color="#ffffff" draw:auto-grow-height="true" draw:auto-grow-width="true" fo:min-height="13.826cm"/>
    </style:style>
    <style:style style:name="pr38" style:family="presentation" style:parent-style-name="Normal1-outline1">
      <style:graphic-properties draw:fill-color="#ffffff" draw:auto-grow-height="true" draw:auto-grow-width="true" fo:min-height="11.157cm"/>
    </style:style>
    <style:style style:name="pr39" style:family="presentation" style:parent-style-name="Normal1-outline1">
      <style:graphic-properties draw:fill-color="#ffffff" draw:auto-grow-height="true" draw:auto-grow-width="true" fo:min-height="15.269cm"/>
    </style:style>
    <style:style style:name="pr40" style:family="presentation" style:parent-style-name="Section-notes" style:list-style-name="L12">
      <style:graphic-properties draw:fill-color="#ffffff" draw:auto-grow-height="true" fo:min-height="11.431cm"/>
    </style:style>
    <style:style style:name="pr41" style:family="presentation" style:parent-style-name="Normal1-subtitle" style:list-style-name="L5">
      <style:graphic-properties draw:fill-color="#ffffff" draw:auto-grow-height="true" fo:min-height="7.665cm"/>
    </style:style>
    <style:style style:name="pr42" style:family="presentation" style:parent-style-name="Normal1-outline1">
      <style:graphic-properties draw:fill-color="#ffffff" draw:auto-grow-height="true" draw:auto-grow-width="true" fo:min-height="6.311cm"/>
    </style:style>
    <style:style style:name="pr43" style:family="presentation" style:parent-style-name="Normal1-outline1">
      <style:graphic-properties draw:fill-color="#ffffff" draw:auto-grow-height="true" fo:min-height="11.344cm"/>
    </style:style>
    <style:style style:name="pr44" style:family="presentation" style:parent-style-name="Normal1-outline1">
      <style:graphic-properties draw:fill-color="#ffffff" draw:auto-grow-height="true" draw:auto-grow-width="true" fo:min-height="7.345cm"/>
    </style:style>
    <style:style style:name="pr45" style:family="presentation" style:parent-style-name="Normal1-outline1">
      <style:graphic-properties draw:fill-color="#ffffff" draw:auto-grow-height="true" draw:auto-grow-width="true" fo:min-height="11.315cm"/>
    </style:style>
    <style:style style:name="pr46" style:family="presentation" style:parent-style-name="Normal1-outline1">
      <style:graphic-properties draw:fill-color="#ffffff" draw:auto-grow-height="true" draw:auto-grow-width="true" fo:min-height="13.759cm"/>
    </style:style>
    <style:style style:name="pr47" style:family="presentation" style:parent-style-name="Normal1-outline1">
      <style:graphic-properties draw:fill-color="#ffffff" draw:auto-grow-height="true" draw:auto-grow-width="true" fo:min-height="5.726cm"/>
    </style:style>
    <style:style style:name="pr48" style:family="presentation" style:parent-style-name="Section-notes" style:list-style-name="L12">
      <style:graphic-properties draw:fill-color="#ffffff" draw:auto-grow-height="true" fo:min-height="11.431cm"/>
    </style:style>
    <style:style style:name="pr49" style:family="presentation" style:parent-style-name="Normal1-subtitle" style:list-style-name="L5">
      <style:graphic-properties draw:fill-color="#ffffff" draw:auto-grow-height="true" fo:min-height="7.665cm"/>
    </style:style>
    <style:style style:name="pr50" style:family="presentation" style:parent-style-name="Normal1-outline1">
      <style:graphic-properties draw:fill-color="#ffffff" draw:auto-grow-height="true" fo:min-height="6.195cm"/>
    </style:style>
    <style:style style:name="pr51" style:family="presentation" style:parent-style-name="Normal1-outline1">
      <style:graphic-properties draw:fill-color="#ffffff" draw:auto-grow-height="true" fo:min-height="7.111cm"/>
    </style:style>
    <style:style style:name="pr52" style:family="presentation" style:parent-style-name="Normal1-outline1">
      <style:graphic-properties draw:fill-color="#ffffff" draw:auto-grow-height="true" fo:min-height="14.241cm"/>
    </style:style>
    <style:style style:name="pr53" style:family="presentation" style:parent-style-name="Normal1-outline1">
      <style:graphic-properties draw:fill-color="#ffffff" draw:auto-grow-height="true" draw:auto-grow-width="true" fo:min-height="11.572cm"/>
    </style:style>
    <style:style style:name="pr54" style:family="presentation" style:parent-style-name="Normal1-outline1">
      <style:graphic-properties draw:fill-color="#ffffff" draw:auto-grow-height="true" fo:min-height="13.993cm"/>
    </style:style>
    <style:style style:name="pr55" style:family="presentation" style:parent-style-name="Normal1-outline1">
      <style:graphic-properties draw:fill-color="#ffffff" draw:auto-grow-height="true" fo:min-height="11.311cm"/>
    </style:style>
    <style:style style:name="pr56" style:family="presentation" style:parent-style-name="Normal1-outline1">
      <style:graphic-properties draw:fill-color="#ffffff" draw:auto-grow-height="true" draw:auto-grow-width="true" fo:min-height="5.648cm"/>
    </style:style>
    <style:style style:name="pr57" style:family="presentation" style:parent-style-name="Normal1-outline1">
      <style:graphic-properties draw:fill-color="#ffffff" draw:auto-grow-height="true" fo:min-height="11.989cm"/>
    </style:style>
    <style:style style:name="pr58" style:family="presentation" style:parent-style-name="Section-notes" style:list-style-name="L12">
      <style:graphic-properties draw:fill-color="#ffffff" draw:auto-grow-height="true" fo:min-height="11.431cm"/>
    </style:style>
    <style:style style:name="pr59" style:family="presentation" style:parent-style-name="Normal1-outline1">
      <style:graphic-properties draw:fill-color="#ffffff" draw:auto-grow-height="true" draw:auto-grow-width="true" fo:min-height="12.688cm"/>
    </style:style>
    <style:style style:name="pr60" style:family="presentation" style:parent-style-name="Normal1-outline1" style:list-style-name="L9">
      <style:graphic-properties draw:fill-color="#ffffff" draw:auto-grow-height="true" fo:min-height="15.121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text:enable-numbering="true" fo:margin-left="1.219cm" fo:margin-right="0cm" fo:text-align="start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1.219cm" fo:margin-right="0cm" fo:text-align="start" fo:text-indent="-0.791cm"/>
    </style:style>
    <style:style style:name="P11" style:family="paragraph">
      <style:paragraph-properties fo:margin-left="0cm" fo:margin-right="0cm" fo:text-indent="0cm">
        <style:tab-stops>
          <style:tab-stop style:position="10.947cm"/>
        </style:tab-stops>
      </style:paragraph-properties>
    </style:style>
    <style:style style:name="P12" style:family="paragraph">
      <style:paragraph-properties fo:margin-left="0cm" fo:margin-right="0cm" fo:text-indent="0cm">
        <style:tab-stops>
          <style:tab-stop style:position="10.973cm"/>
        </style:tab-stops>
      </style:paragraph-properties>
    </style:style>
    <style:style style:name="P13" style:family="paragraph">
      <style:paragraph-properties fo:margin-left="0cm" fo:margin-right="0cm" fo:margin-top="0cm" fo:margin-bottom="0.102cm" fo:text-indent="0cm">
        <style:tab-stops>
          <style:tab-stop style:position="5.747cm"/>
          <style:tab-stop style:position="11.441cm"/>
          <style:tab-stop style:position="17.188cm"/>
        </style:tab-stops>
      </style:paragraph-properties>
    </style:style>
    <style:style style:name="P14" style:family="paragraph">
      <style:paragraph-properties text:enable-numbering="false" fo:margin-left="1.2cm" fo:margin-right="0cm" fo:margin-top="0cm" fo:margin-bottom="0.102cm" fo:text-indent="-0.9cm">
        <style:tab-stops/>
      </style:paragraph-properties>
      <style:text-properties fo:color="#000080" fo:font-family="'Courier New'" style:font-pitch="fixed" fo:font-size="24pt"/>
    </style:style>
    <style:style style:name="P1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1.2cm" fo:margin-right="0cm" fo:text-indent="-0.9cm"/>
      <style:text-properties fo:font-family="Arial" style:font-family-generic="swiss" style:font-pitch="variable"/>
    </style:style>
    <style:style style:name="P17" style:family="paragraph">
      <style:paragraph-properties text:enable-numbering="false" fo:margin-left="1.2cm" fo:margin-right="0cm" fo:text-indent="-0.9cm"/>
      <style:text-properties fo:font-family="Arial" style:font-family-generic="swiss" style:font-pitch="variable"/>
    </style:style>
    <style:style style:name="P18" style:family="paragraph">
      <style:paragraph-properties fo:margin-left="0cm" fo:margin-right="0cm" style:line-height-at-least="0cm" fo:text-align="start" fo:text-indent="0cm">
        <style:tab-stops/>
      </style:paragraph-properties>
    </style:style>
    <style:style style:name="P19" style:family="paragraph">
      <style:paragraph-properties fo:margin-left="0cm" fo:margin-right="0cm" style:line-height-at-least="0cm" fo:text-align="start" fo:text-indent="0cm">
        <style:tab-stops/>
      </style:paragraph-properties>
      <style:text-properties fo:color="#000080"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margin-left="1.2cm" fo:margin-right="0cm" fo:margin-top="0cm" fo:margin-bottom="0cm" fo:text-indent="-1.197cm"/>
    </style:style>
    <style:style style:name="P21" style:family="paragraph">
      <style:paragraph-properties fo:margin-left="0cm" fo:margin-right="0cm" fo:margin-top="0cm" fo:margin-bottom="0cm" fo:text-indent="0cm"/>
    </style:style>
    <style:style style:name="P22" style:family="paragraph">
      <style:paragraph-properties text:enable-numbering="false" fo:margin-left="1.2cm" fo:margin-right="0cm" fo:margin-top="0cm" fo:margin-bottom="0cm" fo:text-indent="-1.197cm"/>
      <style:text-properties fo:color="#000080" fo:font-family="'Courier New'" style:font-pitch="fixed" fo:font-size="17pt"/>
    </style:style>
    <style:style style:name="P23" style:family="paragraph">
      <style:paragraph-properties fo:margin-left="0cm" fo:margin-right="0cm" fo:text-indent="0cm"/>
      <style:text-properties fo:color="#000080" fo:font-size="24pt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text-align="end" fo:text-indent="0cm"/>
    </style:style>
    <style:style style:name="P26" style:family="paragraph">
      <style:paragraph-properties fo:margin-left="0cm" fo:margin-right="0cm" fo:text-align="end" fo:text-indent="0cm"/>
      <style:text-properties fo:color="#000080" fo:font-size="24pt"/>
    </style:style>
    <style:style style:name="P27" style:family="paragraph">
      <style:paragraph-properties fo:margin-left="0cm" fo:margin-right="0cm" fo:text-indent="0cm"/>
      <style:text-properties fo:color="#000080" fo:font-size="15pt" style:font-size-asian="15pt" style:font-size-complex="15pt"/>
    </style:style>
    <style:style style:name="P28" style:family="paragraph">
      <style:paragraph-properties fo:margin-left="0cm" fo:margin-right="0cm" fo:line-height="100%" fo:text-align="start" fo:text-indent="0cm">
        <style:tab-stops/>
      </style:paragraph-properties>
    </style:style>
    <style:style style:name="P29" style:family="paragraph">
      <style:paragraph-properties fo:margin-left="0cm" fo:margin-right="0cm" fo:line-height="100%" fo:text-align="start" fo:text-indent="0cm">
        <style:tab-stops/>
      </style:paragraph-properties>
      <style:text-properties fo:color="#000080"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P30" style:family="paragraph">
      <style:paragraph-properties fo:margin-left="0cm" fo:margin-right="0cm" fo:text-indent="0cm">
        <style:tab-stops>
          <style:tab-stop style:position="11.857cm"/>
        </style:tab-stops>
      </style:paragraph-properties>
    </style:style>
    <style:style style:name="P31" style:family="paragraph">
      <style:paragraph-properties fo:margin-left="1.2cm" fo:margin-right="0cm" fo:text-indent="-0.9cm">
        <style:tab-stops>
          <style:tab-stop style:position="11.857cm"/>
        </style:tab-stops>
      </style:paragraph-properties>
      <style:text-properties fo:font-family="'Courier New'" style:font-pitch="fixed"/>
    </style:style>
    <style:style style:name="P32" style:family="paragraph">
      <style:paragraph-properties fo:margin-left="1.2cm" fo:margin-right="0cm" fo:text-indent="-0.9cm"/>
      <style:text-properties fo:font-family="'Courier New'" style:font-pitch="fixed"/>
    </style:style>
    <style:style style:name="P33" style:family="paragraph">
      <style:paragraph-properties fo:margin-left="1.2cm" fo:margin-right="0cm" fo:text-indent="-0.9cm"/>
      <style:text-properties fo:color="#000080" fo:font-family="'Courier New'" style:font-pitch="fixed"/>
    </style:style>
    <style:style style:name="P34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35" style:family="paragraph">
      <style:paragraph-properties text:enable-numbering="false" fo:margin-left="1.2cm" fo:margin-right="0cm" fo:text-indent="-0.9cm"/>
      <style:text-properties fo:color="#000080" fo:font-family="'Courier New'" style:font-pitch="fixed"/>
    </style:style>
    <style:style style:name="P36" style:family="paragraph">
      <style:paragraph-properties text:enable-numbering="false" fo:margin-left="1.2cm" fo:margin-right="0cm" fo:text-indent="-0.9cm"/>
    </style:style>
    <style:style style:name="P37" style:family="paragraph">
      <style:paragraph-properties fo:margin-left="1.2cm" fo:margin-right="0cm" fo:margin-top="0cm" fo:margin-bottom="0.152cm" fo:text-indent="-0.9cm"/>
    </style:style>
    <style:style style:name="P38" style:family="paragraph">
      <style:paragraph-properties fo:margin-left="2.4cm" fo:margin-right="0cm" fo:margin-top="0cm" fo:margin-bottom="0.152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39" style:family="paragraph">
      <style:paragraph-properties text:enable-numbering="false" fo:margin-left="1.2cm" fo:margin-right="0cm" fo:margin-top="0cm" fo:margin-bottom="0.152cm" fo:text-indent="-0.9cm"/>
      <style:text-properties fo:font-size="22pt"/>
    </style:style>
    <style:style style:name="P40" style:family="paragraph">
      <style:paragraph-properties text:enable-numbering="false" fo:margin-left="1.2cm" fo:margin-right="0cm" fo:margin-top="0cm" fo:margin-bottom="0.152cm" fo:text-indent="-0.9cm"/>
    </style:style>
    <style:style style:name="P41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42" style:family="paragraph">
      <style:paragraph-properties text:enable-numbering="false" fo:margin-left="1.2cm" fo:margin-right="0cm" fo:margin-top="0cm" fo:margin-bottom="0.152cm" fo:text-indent="-0.9cm"/>
      <style:text-properties fo:font-size="22pt" style:font-size-asian="32pt" style:font-size-complex="32pt" style:text-scale="95%"/>
    </style:style>
    <style:style style:name="P43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0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44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0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45" style:family="paragraph">
      <style:paragraph-properties fo:margin-left="3.6cm" fo:margin-right="0cm" fo:margin-top="0cm" fo:margin-bottom="0.15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46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32pt" fo:font-style="italic"/>
    </style:style>
    <style:style style:name="T3" style:family="text">
      <style:text-properties fo:font-family="Arial" style:font-family-generic="swiss" style:font-pitch="variable" fo:font-size="40pt" fo:font-style="normal" style:font-style-asian="normal" style:font-style-complex="normal"/>
    </style:style>
    <style:style style:name="T4" style:family="text">
      <style:text-properties fo:language="pl" fo:country="PL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color="#800000" fo:font-style="italic"/>
    </style:style>
    <style:style style:name="T9" style:family="text">
      <style:text-properties fo:color="#000080"/>
    </style:style>
    <style:style style:name="T10" style:family="text">
      <style:text-properties fo:color="#000080" fo:font-family="'Courier New'" style:font-pitch="fixed" fo:font-size="24pt"/>
    </style:style>
    <style:style style:name="T11" style:family="text">
      <style:text-properties fo:font-family="'Courier New'" style:font-pitch="fixed"/>
    </style:style>
    <style:style style:name="T12" style:family="text">
      <style:text-properties fo:font-family="'Courier New'" style:font-pitch="fixed" style:text-underline-style="none"/>
    </style:style>
    <style:style style:name="T13" style:family="text">
      <style:text-properties fo:color="#800000"/>
    </style:style>
    <style:style style:name="T14" style:family="text">
      <style:text-properties fo:color="#800000" fo:font-family="'Courier New'" style:font-pitch="fixed"/>
    </style:style>
    <style:style style:name="T15" style:family="text">
      <style:text-properties fo:font-style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family="Arial" style:font-family-generic="swiss" style:font-pitch="variable"/>
    </style:style>
    <style:style style:name="T18" style:family="text">
      <style:text-properties fo:color="#000080"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800000"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000080" fo:font-family="'Courier New'" style:font-pitch="fixed" fo:font-size="17pt"/>
    </style:style>
    <style:style style:name="T21" style:family="text">
      <style:text-properties fo:color="#000080" fo:font-family="'Courier New'" style:font-pitch="fixed" fo:font-size="17pt" fo:font-weight="bold"/>
    </style:style>
    <style:style style:name="T22" style:family="text">
      <style:text-properties fo:color="#000080" fo:font-family="'Courier New'" style:font-pitch="fixed" fo:font-size="17pt" fo:font-weight="normal"/>
    </style:style>
    <style:style style:name="T23" style:family="text">
      <style:text-properties fo:color="#000080" fo:font-size="24pt"/>
    </style:style>
    <style:style style:name="T24" style:family="text">
      <style:text-properties fo:color="#000080" fo:font-size="15pt" style:font-size-asian="15pt" style:font-size-complex="15pt"/>
    </style:style>
    <style:style style:name="T25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6" style:family="text">
      <style:text-properties fo:color="#800000" style:text-position="0% 100%" fo:font-family="'Courier New'" style:font-pitch="fixed" fo:font-size="28pt" style:font-size-asian="28pt" style:font-size-complex="28pt"/>
    </style:style>
    <style:style style:name="T27" style:family="text">
      <style:text-properties style:text-position="0% 100%" fo:font-family="'Courier New'" style:font-pitch="fixed" fo:font-size="32pt" style:font-size-asian="28pt" style:font-size-complex="28pt"/>
    </style:style>
    <style:style style:name="T28" style:family="text">
      <style:text-properties style:text-position="0% 100%" fo:font-family="Arial" style:font-family-generic="swiss" style:font-pitch="variable" fo:font-size="32pt" style:font-size-asian="28pt" style:font-size-complex="28pt"/>
    </style:style>
    <style:style style:name="T29" style:family="text">
      <style:text-properties style:text-position="0% 100%" fo:font-size="32pt" style:font-size-asian="28pt" style:font-size-complex="28pt"/>
    </style:style>
    <style:style style:name="T30" style:family="text">
      <style:text-properties style:text-position="0% 100%" fo:font-size="28pt" style:font-size-asian="28pt" style:font-size-complex="28pt"/>
    </style:style>
    <style:style style:name="T31" style:family="text">
      <style:text-properties style:text-position="0% 100%" fo:font-family="'Courier New'" style:font-pitch="fixed" fo:font-size="28pt" style:font-size-asian="28pt" style:font-size-complex="28pt"/>
    </style:style>
    <style:style style:name="T32" style:family="text">
      <style:text-properties fo:color="#000080" style:text-position="0% 100%" fo:font-family="'Courier New'" style:font-pitch="fixed" fo:font-size="28pt" style:font-size-asian="28pt" style:font-size-complex="28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family="'Courier New'" style:font-pitch="fixed" fo:font-size="24pt"/>
    </style:style>
    <style:style style:name="T35" style:family="text">
      <style:text-properties fo:color="#800000" fo:font-family="'Courier New'" style:font-pitch="fixed" fo:font-size="24pt"/>
    </style:style>
    <style:style style:name="T36" style:family="text">
      <style:text-properties fo:font-family="Arial" style:font-family-generic="swiss" style:font-pitch="variable" fo:font-size="28pt"/>
    </style:style>
    <style:style style:name="T37" style:family="text">
      <style:text-properties fo:color="#800000" fo:font-family="'Courier New'" style:font-pitch="fixed" fo:font-size="22pt" fo:font-weight="normal"/>
    </style:style>
    <style:style style:name="T38" style:family="text">
      <style:text-properties fo:font-family="'Courier New'" style:font-pitch="fixed" fo:font-size="22pt"/>
    </style:style>
    <style:style style:name="T39" style:family="text">
      <style:text-properties fo:color="#800000" fo:font-family="'Courier New'" style:font-pitch="fixed" fo:font-size="22pt"/>
    </style:style>
    <style:style style:name="T40" style:family="text">
      <style:text-properties fo:color="#800000" fo:font-family="'Courier New'" style:font-pitch="fixed" fo:font-size="22pt" fo:font-weight="bold"/>
    </style:style>
    <style:style style:name="T41" style:family="text">
      <style:text-properties fo:font-family="Arial" style:font-family-generic="swiss" style:font-pitch="variable" fo:font-size="32pt" style:font-size-asian="32pt" style:font-size-complex="32pt"/>
    </style:style>
    <style:style style:name="T42" style:family="text">
      <style:text-properties fo:font-family="'Courier New'" style:font-pitch="fixed" fo:font-size="22pt" style:font-size-asian="32pt" style:font-size-complex="32pt" style:text-scale="95%"/>
    </style:style>
    <style:style style:name="T43" style:family="text">
      <style:text-properties fo:color="#800000" fo:font-family="'Courier New'" style:font-pitch="fixed" fo:font-size="22pt" fo:font-weight="bold" style:font-size-asian="32pt" style:font-size-complex="32pt" style:text-scale="95%"/>
    </style:style>
    <style:style style:name="T44" style:family="text">
      <style:text-properties fo:color="#000080" fo:font-family="'Courier New'" style:font-pitch="fixed" fo:font-size="22pt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138cm" svg:x="9.665cm" svg:y="3.791cm" presentation:class="title" presentation:user-transformed="true">
          <draw:text-box>
            <text:p text:style-name="P1"><text:span text:style-name="T1">Programowanie komputerów I</text:span><text:span text:style-name="T1"><text:line-break/></text:span><text:span text:style-name="T2"><text:line-break/></text:span><text:span text:style-name="T3">Instrukcje podstawowe</text:span><text:span text:style-name="T3"><text:line-break/></text:span><text:span text:style-name="T3">i złożone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802cm" svg:height="3.507cm" svg:x="1.198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12.996cm" svg:height="11.857cm" svg:x="8.101cm" svg:y="6.372cm" presentation:class="outline" presentation:user-transformed="true">
          <draw:text-box>
            <text:list text:style-name="L3">
              <text:list-item>
                <text:p text:id="id17" text:style-name="P4">Cel(e) wykładu</text:p>
              </text:list-item>
              <text:list-item>
                <text:p text:id="id18" text:style-name="P4">Zmienne i zakres</text:p>
              </text:list-item>
              <text:list-item>
                <text:p text:id="id19" text:style-name="P4">Podstawowe instrukcje</text:p>
              </text:list-item>
              <text:list-item>
                <text:p text:id="id20" text:style-name="P4">Instrukcje warunkowe</text:p>
              </text:list-item>
              <text:list-item>
                <text:p text:id="id21" text:style-name="P4">Pętle</text:p>
              </text:list-item>
              <text:list-item>
                <text:p text:id="id22" text:style-name="P4">Instrukcje rozgałęzienia</text:p>
              </text:list-item>
              <text:list-item>
                <text:p text:id="id23" text:style-name="P4">Podsumowan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8" anim:sub-item="text" smil:attributeName="visibility" smil:to="visible"/>
                  <anim:transitionFilter smil:dur="0.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9" anim:sub-item="text" smil:attributeName="visibility" smil:to="visible"/>
                  <anim:transitionFilter smil:dur="0.1s" smil:targetElement="id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0" anim:sub-item="text" smil:attributeName="visibility" smil:to="visible"/>
                  <anim:transitionFilter smil:dur="0.1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1" anim:sub-item="text" smil:attributeName="visibility" smil:to="visible"/>
                  <anim:transitionFilter smil:dur="0.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2" anim:sub-item="text" smil:attributeName="visibility" smil:to="visible"/>
                  <anim:transitionFilter smil:dur="0.1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3" anim:sub-item="text" smil:attributeName="visibility" smil:to="visible"/>
                  <anim:transitionFilter smil:dur="0.1s" smil:targetElement="id2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Fundamental Concept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Przegląd wykładu</text:p>
          </draw:text-box>
        </draw:frame>
        <draw:frame presentation:style-name="pr9" draw:text-style-name="P5" draw:layer="layout" svg:width="21.733cm" svg:height="13.117cm" svg:x="5.266cm" svg:y="6.43cm" presentation:class="outline" presentation:user-transformed="true">
          <draw:text-box>
            <text:list text:style-name="L3">
              <text:list-item>
                <text:p text:style-name="P4">1: Wprowadzenie</text:p>
              </text:list-item>
              <text:list-item>
                <text:p text:style-name="P4">2: Podstawowe struktury danych &amp; instrukcje</text:p>
              </text:list-item>
              <text:list-item>
                <text:p text:style-name="P4">3: Programowanie <text:span text:style-name="T4">obiektowe</text:span> I</text:p>
              </text:list-item>
              <text:list-item>
                <text:p text:style-name="P4">4: Programowanie <text:span text:style-name="T4">obiektowe</text:span> II</text:p>
              </text:list-item>
              <text:list-item>
                <text:p text:style-name="P4">5: Programowanie <text:span text:style-name="T4">obiektowe</text:span> <text:s/>III</text:p>
              </text:list-item>
              <text:list-item>
                <text:p text:style-name="P4">6: Zaawansowane struktury danych</text:p>
              </text:list-item>
              <text:list-item>
                <text:p text:style-name="P4">7: Wątki &amp; Wyjątki</text:p>
              </text:list-item>
            </text:list>
          </draw:text-box>
        </draw:frame>
        <draw:rect draw:style-name="gr1" draw:id="id24" draw:layer="layout" svg:width="6.344cm" svg:height="1.731cm" svg:x="5.689cm" svg:y="9.305cm" draw:corner-radius="0.5cm">
          <text:p text:style-name="P4"/>
        </draw:rect>
        <draw:frame draw:style-name="gr2" draw:text-style-name="P4" draw:layer="layout" svg:width="1.196cm" svg:height="6.953cm" svg:x="0cm" svg:y="14.05cm">
          <draw:text-box>
            <text:p text:style-name="P4">C</text:p>
            <text:p text:style-name="P4">E</text:p>
            <text:p text:style-name="P4">L</text:p>
            <text:p text:style-name="P4">E</text:p>
            <text:p text:style-name="P4"/>
            <text:p text:style-name="P4">W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draw:rect draw:style-name="gr3" draw:text-style-name="P6" draw:layer="layout" svg:width="13.114cm" svg:height="1.432cm" draw:transform="rotate (1.5707963267946) translate (4.02cm 19.602cm)">
          <text:p text:style-name="P4"><text:span text:style-name="T5">Podstawowe pojęcia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4" smil:attributeName="visibility" smil:to="visible"/>
                  <anim:transitionFilter smil:dur="1s" smil:targetElement="id24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6.804cm" svg:height="3.507cm" svg:x="1.196cm" svg:y="0.643cm" presentation:class="title" presentation:user-transformed="true">
          <draw:text-box>
            <text:p text:style-name="P4">Cel na dziś</text:p>
          </draw:text-box>
        </draw:frame>
        <draw:g>
          <draw:frame presentation:style-name="pr11" draw:text-style-name="P8" draw:layer="layout" svg:width="13.358cm" svg:height="7.665cm" svg:x="7.919cm" svg:y="8.093cm">
            <draw:text-box>
              <text:list text:style-name="L5">
                <text:list-item>
                  <text:p text:style-name="P7"><text:span text:style-name="T6">Przedstawić </text:span><text:span text:style-name="T7">instrukcje</text:span></text:p>
                </text:list-item>
              </text:list>
            </draw:text-box>
          </draw:frame>
          <draw:frame draw:style-name="gr4" draw:text-style-name="P9" draw:layer="layout" svg:width="0.004cm" svg:height="0.954cm" svg:x="14.596cm" svg:y="11.307cm">
            <draw:text-box>
              <text:p/>
            </draw:text-box>
          </draw:frame>
          <draw:polyline draw:style-name="gr5" draw:layer="layout" svg:width="13.859cm" svg:height="0.733cm" svg:x="7.668cm" svg:y="8.584cm" svg:viewBox="0 0 13860 734" draw:points="0,734 0,0 13860,0 13860,672">
            <text:p/>
          </draw:polyline>
          <draw:polyline draw:style-name="gr5" draw:layer="layout" svg:width="13.859cm" svg:height="0.733cm" draw:transform="rotate (3.1415926535892) translate (21.528000000006cm 15.325cm)" svg:viewBox="0 0 13860 734" draw:points="13860,-29916 13860,-30650 0,-30650 0,-29978">
            <text:p/>
          </draw:polyline>
        </draw:g>
        <draw:frame draw:style-name="gr2" draw:text-style-name="P4" draw:layer="layout" svg:width="1.196cm" svg:height="6.953cm" svg:x="0cm" svg:y="14.05cm">
          <draw:text-box>
            <text:p text:style-name="P4">C</text:p>
            <text:p text:style-name="P4">E</text:p>
            <text:p text:style-name="P4">L</text:p>
            <text:p text:style-name="P4">E</text:p>
            <text:p text:style-name="P4"/>
            <text:p text:style-name="P4">W</text:p>
            <text:p text:style-name="P4">Y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Boolean logic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Zmienne i zakres</text:p>
          </draw:text-box>
        </draw:frame>
        <presentation:notes draw:style-name="dp2">
          <draw:page-thumbnail draw:layer="layout" svg:width="12.7cm" svg:height="9.525cm" svg:x="4.175cm" svg:y="3.005cm" draw:page-number="6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Variable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>
          <draw:text-box>
            <text:p text:style-name="P4">Definicja zmiennej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Z</text:p>
            <text:p text:style-name="P4">M</text:p>
            <text:p text:style-name="P4">I</text:p>
            <text:p text:style-name="P4">E</text:p>
            <text:p text:style-name="P4">N</text:p>
            <text:p text:style-name="P4">N</text:p>
            <text:p text:style-name="P4">E</text:p>
            <text:p text:style-name="P4"/>
            <text:p text:style-name="P4">I</text:p>
            <text:p text:style-name="P4"/>
            <text:p text:style-name="P4">Z</text:p>
            <text:p text:style-name="P4">A</text:p>
            <text:p text:style-name="P4">K</text:p>
            <text:p text:style-name="P4">R</text:p>
            <text:p text:style-name="P4">E</text:p>
            <text:p text:style-name="P4">S</text:p>
          </draw:text-box>
        </draw:frame>
        <draw:g>
          <draw:frame presentation:style-name="pr12" draw:text-style-name="P8" draw:layer="layout" svg:width="13.508cm" svg:height="7.665cm" svg:x="7.555cm" svg:y="8.094cm">
            <draw:text-box>
              <text:p text:style-name="P10"><text:span text:style-name="T7">Zmienna</text:span><text:span text:style-name="T6"> jest symbolem o ustalonej </text:span><text:span text:style-name="T7">nazwie</text:span><text:span text:style-name="T6">, któremu mogą być przypisane </text:span><text:span text:style-name="T7">dane</text:span></text:p>
            </draw:text-box>
          </draw:frame>
          <draw:frame draw:style-name="gr4" draw:text-style-name="P9" draw:layer="layout" svg:width="0.004cm" svg:height="0.954cm" svg:x="14.307cm" svg:y="11.308cm">
            <draw:text-box>
              <text:p/>
            </draw:text-box>
          </draw:frame>
          <draw:polyline draw:style-name="gr5" draw:layer="layout" svg:width="14.015cm" svg:height="0.733cm" svg:x="7.301cm" svg:y="8.585cm" svg:viewBox="0 0 14016 734" draw:points="0,734 0,0 14016,0 14016,672">
            <text:p/>
          </draw:polyline>
          <draw:polyline draw:style-name="gr5" draw:layer="layout" svg:width="14.015cm" svg:height="0.733cm" draw:transform="rotate (3.1415926535892) translate (21.3170000000064cm 15.326cm)" svg:viewBox="0 0 14016 734" draw:points="14016,-29918 14016,-30652 0,-30652 0,-29980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7" presentation:class="page"/>
          <draw:frame presentation:style-name="pr1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Identifie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>
          <draw:text-box>
            <text:p text:style-name="P4">Identyfikatory w Javie</text:p>
          </draw:text-box>
        </draw:frame>
        <draw:frame presentation:style-name="pr14" draw:text-style-name="P5" draw:layer="layout" svg:width="23.91cm" svg:height="13.23cm" svg:x="3.257cm" svg:y="5.838cm" presentation:class="outline" presentation:user-transformed="true">
          <draw:text-box>
            <text:list text:style-name="L3">
              <text:list-item>
                <text:p text:id="id25" text:style-name="P4">Ciąg o nieograniczonej długości</text:p>
                <text:list>
                  <text:list-item>
                    <text:p text:id="id26" text:style-name="P11">Liter<text:tab/><text:span text:style-name="T8">A-Z, a-z, _, $</text:span></text:p>
                  </text:list-item>
                  <text:list-item>
                    <text:p text:id="id27" text:style-name="P11">Cyfr<text:tab/><text:span text:style-name="T8">0-9</text:span></text:p>
                  </text:list-item>
                </text:list>
              </text:list-item>
              <text:list-item>
                <text:p text:id="id28" text:style-name="P4"><text:span text:style-name="T9">Pierwszy element ciągu: litera</text:span></text:p>
              </text:list-item>
              <text:list-item>
                <text:p text:id="id29" text:style-name="P4"><text:span text:style-name="T9">Uwaga!</text:span></text:p>
                <text:list>
                  <text:list-item>
                    <text:p text:id="id30" text:style-name="P4"><text:span text:style-name="T9">Słowa kluczowe</text:span></text:p>
                  </text:list-item>
                  <text:list-item>
                    <text:p text:id="id31" text:style-name="P12"><text:span text:style-name="T9">Literały</text:span><text:span text:style-name="T9"><text:tab/></text:span><text:span text:style-name="T8">true</text:span><text:span text:style-name="T9"> lub </text:span><text:span text:style-name="T8">false</text:span></text:p>
                  </text:list-item>
                  <text:list-item>
                    <text:p text:id="id32" text:style-name="P12"><text:span text:style-name="T9">null</text:span><text:span text:style-name="T9"><text:tab/></text:span><text:span text:style-name="T8">null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Z</text:p>
            <text:p text:style-name="P4">M</text:p>
            <text:p text:style-name="P4">I</text:p>
            <text:p text:style-name="P4">E</text:p>
            <text:p text:style-name="P4">N</text:p>
            <text:p text:style-name="P4">N</text:p>
            <text:p text:style-name="P4">E</text:p>
            <text:p text:style-name="P4"/>
            <text:p text:style-name="P4">I</text:p>
            <text:p text:style-name="P4"/>
            <text:p text:style-name="P4">Z</text:p>
            <text:p text:style-name="P4">A</text:p>
            <text:p text:style-name="P4">K</text:p>
            <text:p text:style-name="P4">R</text:p>
            <text:p text:style-name="P4">E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Keyword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Słowa kluczowy w Javie</text:p>
          </draw:text-box>
        </draw:frame>
        <draw:frame presentation:style-name="pr16" draw:text-style-name="P14" draw:layer="layout" svg:width="23.663cm" svg:height="17.972cm" svg:x="2.862cm" svg:y="6.638cm" presentation:class="outline" presentation:user-transformed="true">
          <draw:text-box>
            <text:p text:style-name="P13"><text:span text:style-name="T10">abstract</text:span><text:span text:style-name="T10"><text:tab/></text:span><text:span text:style-name="T10">double</text:span><text:span text:style-name="T10"><text:tab/></text:span><text:span text:style-name="T10">int</text:span><text:span text:style-name="T10"><text:tab/></text:span><text:span text:style-name="T10">strictfp</text:span></text:p>
            <text:p text:style-name="P13"><text:span text:style-name="T10">boolean</text:span><text:span text:style-name="T10"><text:tab/></text:span><text:span text:style-name="T10">else</text:span><text:span text:style-name="T10"><text:tab/></text:span><text:span text:style-name="T10">interface</text:span><text:span text:style-name="T10"><text:tab/></text:span><text:span text:style-name="T10">super</text:span></text:p>
            <text:p text:style-name="P13"><text:span text:style-name="T10">break</text:span><text:span text:style-name="T10"><text:tab/></text:span><text:span text:style-name="T10">extends</text:span><text:span text:style-name="T10"><text:tab/></text:span><text:span text:style-name="T10">long</text:span><text:span text:style-name="T10"><text:tab/></text:span><text:span text:style-name="T10">switch</text:span></text:p>
            <text:p text:style-name="P13"><text:span text:style-name="T10">byte</text:span><text:span text:style-name="T10"><text:tab/></text:span><text:span text:style-name="T10">final</text:span><text:span text:style-name="T10"><text:tab/></text:span><text:span text:style-name="T10">native</text:span><text:span text:style-name="T10"><text:tab/></text:span><text:span text:style-name="T10">synchronized</text:span></text:p>
            <text:p text:style-name="P13"><text:span text:style-name="T10">case</text:span><text:span text:style-name="T10"><text:tab/></text:span><text:span text:style-name="T10">finally</text:span><text:span text:style-name="T10"><text:tab/></text:span><text:span text:style-name="T10">new</text:span><text:span text:style-name="T10"><text:tab/></text:span><text:span text:style-name="T10">this</text:span></text:p>
            <text:p text:style-name="P13"><text:span text:style-name="T10">catch</text:span><text:span text:style-name="T10"><text:tab/></text:span><text:span text:style-name="T10">float</text:span><text:span text:style-name="T10"><text:tab/></text:span><text:span text:style-name="T10">package</text:span><text:span text:style-name="T10"><text:tab/></text:span><text:span text:style-name="T10">throw</text:span></text:p>
            <text:p text:style-name="P13"><text:span text:style-name="T10">char</text:span><text:span text:style-name="T10"><text:tab/></text:span><text:span text:style-name="T10">for</text:span><text:span text:style-name="T10"><text:tab/></text:span><text:span text:style-name="T10">private</text:span><text:span text:style-name="T10"><text:tab/></text:span><text:span text:style-name="T10">throws</text:span></text:p>
            <text:p text:style-name="P13"><text:span text:style-name="T10">class</text:span><text:span text:style-name="T10"><text:tab/></text:span><text:span text:style-name="T10">goto</text:span><text:span text:style-name="T10"><text:tab/></text:span><text:span text:style-name="T10">protected</text:span><text:span text:style-name="T10"><text:tab/></text:span><text:span text:style-name="T10">transient</text:span></text:p>
            <text:p text:style-name="P13"><text:span text:style-name="T10">const</text:span><text:span text:style-name="T10"><text:tab/></text:span><text:span text:style-name="T10">if</text:span><text:span text:style-name="T10"><text:tab/></text:span><text:span text:style-name="T10">public</text:span><text:span text:style-name="T10"><text:tab/></text:span><text:span text:style-name="T10">try</text:span></text:p>
            <text:p text:style-name="P13"><text:span text:style-name="T10">continue</text:span><text:span text:style-name="T10"><text:tab/></text:span><text:span text:style-name="T10">implements</text:span><text:span text:style-name="T10"><text:tab/></text:span><text:span text:style-name="T10">return</text:span><text:span text:style-name="T10"><text:tab/></text:span><text:span text:style-name="T10">void</text:span></text:p>
            <text:p text:style-name="P13"><text:span text:style-name="T10">default</text:span><text:span text:style-name="T10"><text:tab/></text:span><text:span text:style-name="T10">import</text:span><text:span text:style-name="T10"><text:tab/></text:span><text:span text:style-name="T10">short</text:span><text:span text:style-name="T10"><text:tab/></text:span><text:span text:style-name="T10">volatile</text:span></text:p>
            <text:p text:style-name="P13"><text:span text:style-name="T10">do</text:span><text:span text:style-name="T10"><text:tab/></text:span><text:span text:style-name="T10">instanceof</text:span><text:span text:style-name="T10"><text:tab/></text:span><text:span text:style-name="T10">static</text:span><text:span text:style-name="T10"><text:tab/></text:span><text:span text:style-name="T10">while</text:span></text:p>
            <text:p text:style-name="P13"><text:span text:style-name="T10"/>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Z</text:p>
            <text:p text:style-name="P4">M</text:p>
            <text:p text:style-name="P4">I</text:p>
            <text:p text:style-name="P4">E</text:p>
            <text:p text:style-name="P4">N</text:p>
            <text:p text:style-name="P4">N</text:p>
            <text:p text:style-name="P4">E</text:p>
            <text:p text:style-name="P4"/>
            <text:p text:style-name="P4">I</text:p>
            <text:p text:style-name="P4"/>
            <text:p text:style-name="P4">Z</text:p>
            <text:p text:style-name="P4">A</text:p>
            <text:p text:style-name="P4">K</text:p>
            <text:p text:style-name="P4">R</text:p>
            <text:p text:style-name="P4">E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Identifier Exampl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Przekłady identyfikatorów w Javie</text:p>
          </draw:text-box>
        </draw:frame>
        <draw:frame presentation:style-name="pr17" draw:text-style-name="P5" draw:layer="layout" svg:width="24.928cm" svg:height="13.826cm" svg:x="2.239cm" svg:y="5.838cm" presentation:class="outline" presentation:user-transformed="true">
          <draw:text-box>
            <text:list text:style-name="L3">
              <text:list-item>
                <text:p text:id="id33" text:style-name="P4">Poprawne</text:p>
                <text:list>
                  <text:list-item>
                    <text:p text:id="id34" text:style-name="P4"><text:span text:style-name="T11">mojaZmienna</text:span></text:p>
                  </text:list-item>
                  <text:list-item>
                    <text:p text:id="id35" text:style-name="P4"><text:span text:style-name="T11">Moja2gaZmienna </text:span>(lepiej: <text:span text:style-name="T11">mojaDrugaZmienna</text:span>)</text:p>
                  </text:list-item>
                  <text:list-item>
                    <text:p text:id="id36" text:style-name="P4"><text:span text:style-name="T11">_wewnętrznaZmienna</text:span></text:p>
                  </text:list-item>
                  <text:list-item>
                    <text:p text:id="id37" text:style-name="P4"><text:span text:style-name="T12">_kocham_znak_podkreszlenia</text:span></text:p>
                  </text:list-item>
                  <text:list-item>
                    <text:p text:id="id38" text:style-name="P4"><text:span text:style-name="T11">$zmiennaDoStaregoSystemu</text:span></text:p>
                  </text:list-item>
                </text:list>
              </text:list-item>
              <text:list-item>
                <text:p text:id="id39" text:style-name="P4"><text:span text:style-name="T13">Błedne</text:span></text:p>
                <text:list>
                  <text:list-item>
                    <text:p text:id="id40" text:style-name="P4"><text:span text:style-name="T14">1Zmienna</text:span></text:p>
                  </text:list-item>
                  <text:list-item>
                    <text:p text:id="id41" text:style-name="P4"><text:span text:style-name="T14">vice-versa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Z</text:p>
            <text:p text:style-name="P4">M</text:p>
            <text:p text:style-name="P4">I</text:p>
            <text:p text:style-name="P4">E</text:p>
            <text:p text:style-name="P4">N</text:p>
            <text:p text:style-name="P4">N</text:p>
            <text:p text:style-name="P4">E</text:p>
            <text:p text:style-name="P4"/>
            <text:p text:style-name="P4">I</text:p>
            <text:p text:style-name="P4"/>
            <text:p text:style-name="P4">Z</text:p>
            <text:p text:style-name="P4">A</text:p>
            <text:p text:style-name="P4">K</text:p>
            <text:p text:style-name="P4">R</text:p>
            <text:p text:style-name="P4">E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able Definition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2cm" svg:height="3.507cm" svg:x="1.198cm" svg:y="0.643cm" presentation:class="title" presentation:user-transformed="true">
          <draw:text-box>
            <text:p text:style-name="P4">Definicja zmiennej w Javie</text:p>
          </draw:text-box>
        </draw:frame>
        <draw:frame presentation:style-name="pr18" draw:text-style-name="P5" draw:layer="layout" svg:width="13.631cm" svg:height="13.23cm" svg:x="7.783cm" svg:y="6.038cm" presentation:class="outline" presentation:user-transformed="true">
          <draw:text-box>
            <text:list text:style-name="L3">
              <text:list-item>
                <text:p text:id="id42" text:style-name="P4">Z przypisaniem wartości</text:p>
                <text:list>
                  <text:list-item>
                    <text:p text:id="id44" text:style-name="P4"><text:span text:style-name="T15">typ nazwa = wartość;</text:span></text:p>
                  </text:list-item>
                </text:list>
              </text:list-item>
            </text:list>
            <text:p text:id="id45" text:style-name="P15"><text:span text:style-name="T11">int licznik = 0;</text:span></text:p>
            <text:list text:continue-numbering="true" text:style-name="L3">
              <text:list-item>
                <text:p text:id="id43" text:style-name="P4"><text:span text:style-name="T16">Bez przypisania wartości</text:span></text:p>
                <text:list>
                  <text:list-item>
                    <text:p text:id="id46" text:style-name="P4"><text:span text:style-name="T15">typ nazwa;</text:span></text:p>
                  </text:list-item>
                  <text:list-item>
                    <text:p text:id="id47" text:style-name="P4"><text:span text:style-name="T15">nazwa = wartość;</text:span></text:p>
                  </text:list-item>
                </text:list>
              </text:list-item>
            </text:list>
            <text:p text:id="id48" text:style-name="P15"><text:span text:style-name="T11">int licznik;</text:span></text:p>
            <text:p text:id="id49" text:style-name="P15"><text:span text:style-name="T11">licznik = 0;</text:span>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Z</text:p>
            <text:p text:style-name="P4">M</text:p>
            <text:p text:style-name="P4">I</text:p>
            <text:p text:style-name="P4">E</text:p>
            <text:p text:style-name="P4">N</text:p>
            <text:p text:style-name="P4">N</text:p>
            <text:p text:style-name="P4">E</text:p>
            <text:p text:style-name="P4"/>
            <text:p text:style-name="P4">I</text:p>
            <text:p text:style-name="P4"/>
            <text:p text:style-name="P4">Z</text:p>
            <text:p text:style-name="P4">A</text:p>
            <text:p text:style-name="P4">K</text:p>
            <text:p text:style-name="P4">R</text:p>
            <text:p text:style-name="P4">E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able Classification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Klasyfikacja zmiennych w Javie</text:p>
          </draw:text-box>
        </draw:frame>
        <draw:frame presentation:style-name="pr19" draw:text-style-name="P16" draw:layer="layout" svg:width="10.766cm" svg:height="4.367cm" svg:x="1.638cm" svg:y="5.538cm" presentation:class="outline" presentation:user-transformed="true">
          <draw:text-box>
            <text:list text:style-name="L3">
              <text:list-item>
                <text:p text:id="id50" text:style-name="P4"><text:span text:style-name="T17">Cztery kategorie</text:span></text:p>
                <text:list>
                  <text:list-item>
                    <text:p text:id="id51" text:style-name="P4"><text:span text:style-name="T17">Atrybut klasy</text:span></text:p>
                  </text:list-item>
                  <text:list-item>
                    <text:p text:id="id52" text:style-name="P4"><text:span text:style-name="T17">Lokalna zmienna</text:span></text:p>
                  </text:list-item>
                </text:list>
              </text:list-item>
            </text:list>
          </draw:text-box>
        </draw:frame>
        <draw:frame presentation:style-name="pr20" draw:text-style-name="P17" draw:layer="layout" svg:width="15.34cm" svg:height="2.612cm" svg:x="11.938cm" svg:y="7.359cm" presentation:class="outline" presentation:user-transformed="true">
          <draw:text-box>
            <text:list text:style-name="L3">
              <text:list-item>
                <text:list>
                  <text:list-item>
                    <text:p text:id="id53" text:style-name="P4"><text:span text:style-name="T17">Parametr metody</text:span></text:p>
                  </text:list-item>
                  <text:list-item>
                    <text:p text:id="id54" text:style-name="P4"><text:span text:style-name="T17">Parametr obsługi wyjątku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Z</text:p>
            <text:p text:style-name="P4">M</text:p>
            <text:p text:style-name="P4">I</text:p>
            <text:p text:style-name="P4">E</text:p>
            <text:p text:style-name="P4">N</text:p>
            <text:p text:style-name="P4">N</text:p>
            <text:p text:style-name="P4">E</text:p>
            <text:p text:style-name="P4"/>
            <text:p text:style-name="P4">I</text:p>
            <text:p text:style-name="P4"/>
            <text:p text:style-name="P4">Z</text:p>
            <text:p text:style-name="P4">A</text:p>
            <text:p text:style-name="P4">K</text:p>
            <text:p text:style-name="P4">R</text:p>
            <text:p text:style-name="P4">E</text:p>
            <text:p text:style-name="P4">S</text:p>
          </draw:text-box>
        </draw:frame>
        <draw:frame draw:style-name="gr8" draw:text-style-name="P19" draw:id="id55" draw:layer="layout" svg:width="11.817cm" svg:height="11.311cm" svg:x="9.399cm" svg:y="9.774cm">
          <draw:text-box>
            <text:p text:id="id56" text:style-name="P18"><text:span text:style-name="T18">class MojaKlasa {</text:span></text:p>
            <text:p text:id="id57" text:style-name="P18"><text:span text:style-name="T18"><text:s text:c="4"/></text:span><text:span text:style-name="T18">...</text:span></text:p>
            <text:p text:id="id58" text:style-name="P18"><text:span text:style-name="T19"><text:s text:c="4"/></text:span><text:span text:style-name="T19">deklaracja atrybutu klasy</text:span></text:p>
            <text:p text:id="id59" text:style-name="P18"><text:span text:style-name="T18"><text:s text:c="4"/></text:span><text:span text:style-name="T18">...</text:span></text:p>
            <text:p text:id="id60" text:style-name="P18"><text:span text:style-name="T18"><text:s text:c="4"/></text:span><text:span text:style-name="T18">public void mojaMetoda(</text:span><text:span text:style-name="T19">parametry metody</text:span><text:span text:style-name="T18">) {</text:span></text:p>
            <text:p text:id="id61" text:style-name="P18"><text:span text:style-name="T18"><text:s text:c="8"/></text:span><text:span text:style-name="T18">...</text:span></text:p>
            <text:p text:id="id62" text:style-name="P18"><text:span text:style-name="T18"><text:s text:c="8"/></text:span><text:span text:style-name="T19">deklaracja lokalnej zmiennej</text:span></text:p>
            <text:p text:id="id63" text:style-name="P18"><text:span text:style-name="T18"><text:s text:c="8"/></text:span><text:span text:style-name="T18">...</text:span></text:p>
            <text:p text:id="id64" text:style-name="P18"><text:span text:style-name="T18"><text:s text:c="8"/></text:span><text:span text:style-name="T18">catch (</text:span><text:span text:style-name="T19">parametr obsługi wyjątku</text:span><text:span text:style-name="T18">) {</text:span></text:p>
            <text:p text:id="id65" text:style-name="P18"><text:span text:style-name="T18"><text:s text:c="12"/></text:span><text:span text:style-name="T18">...</text:span></text:p>
            <text:p text:id="id66" text:style-name="P18"><text:span text:style-name="T18"><text:s text:c="8"/></text:span><text:span text:style-name="T18">}</text:span></text:p>
            <text:p text:id="id67" text:style-name="P18"><text:span text:style-name="T18"><text:s text:c="8"/></text:span><text:span text:style-name="T18">...</text:span></text:p>
            <text:p text:id="id68" text:style-name="P18"><text:span text:style-name="T18"><text:s text:c="4"/></text:span><text:span text:style-name="T18">}</text:span></text:p>
            <text:p text:id="id69" text:style-name="P18"><text:span text:style-name="T18"><text:s text:c="4"/></text:span><text:span text:style-name="T18">...</text:span></text:p>
            <text:p text:style-name="P18"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2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2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able in our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Przykład</text:p>
          </draw:text-box>
        </draw:frame>
        <draw:frame presentation:style-name="pr21" draw:text-style-name="P22" draw:layer="layout" svg:width="19.92cm" svg:height="16.369cm" svg:x="10.122cm" svg:y="4.918cm" presentation:class="outline" presentation:user-transformed="true">
          <draw:text-box>
            <text:p text:style-name="P20"><text:span text:style-name="T20">package pl.poznan.ae.compProg;</text:span></text:p>
            <text:p text:style-name="P21"><text:span text:style-name="T20"/></text:p>
            <text:p text:style-name="P21"><text:span text:style-name="T20">import java.util.*;</text:span></text:p>
            <text:p text:style-name="P21"><text:span text:style-name="T20"/></text:p>
            <text:p text:style-name="P21"><text:span text:style-name="T20">public class Sorter {</text:span></text:p>
            <text:p text:style-name="P21"><text:span text:style-name="T20"><text:s text:c="2"/></text:span><text:span text:style-name="T20">private List _words;</text:span></text:p>
            <text:p text:style-name="P21"><text:span text:style-name="T20"/></text:p>
            <text:p text:style-name="P21"><text:span text:style-name="T20"><text:s text:c="2"/></text:span><text:span text:style-name="T20">public void sort(String[] words){</text:span></text:p>
            <text:p text:style-name="P21"><text:span text:style-name="T20"><text:s text:c="4"/></text:span><text:span text:style-name="T20">_words </text:span><text:span text:style-name="T21">=</text:span><text:span text:style-name="T20"> Arrays.asList(words);</text:span></text:p>
            <text:p text:style-name="P21"><text:span text:style-name="T20"><text:s text:c="4"/></text:span><text:span text:style-name="T20">Collections.sort(_words);</text:span></text:p>
            <text:p text:style-name="P21"><text:span text:style-name="T20"><text:s text:c="2"/></text:span><text:span text:style-name="T20">}</text:span></text:p>
            <text:p text:style-name="P21"><text:span text:style-name="T20"><text:s text:c="2"/></text:span><text:span text:style-name="T20">public String getSortedWords(){</text:span></text:p>
            <text:p text:style-name="P21"><text:span text:style-name="T20"><text:s text:c="4"/></text:span><text:span text:style-name="T20">String sortedString </text:span><text:span text:style-name="T22">= </text:span><text:span text:style-name="T20">"";</text:span></text:p>
            <text:p text:style-name="P21"><text:span text:style-name="T20"><text:s text:c="4"/></text:span><text:span text:style-name="T20">for (</text:span><text:span text:style-name="T21">int i = 0</text:span><text:span text:style-name="T20">; </text:span><text:span text:style-name="T21">i&lt;</text:span><text:span text:style-name="T20"> _words.size(); </text:span><text:span text:style-name="T21">i++</text:span><text:span text:style-name="T20">){</text:span></text:p>
            <text:p text:style-name="P21"><text:span text:style-name="T20"><text:s text:c="6"/></text:span><text:span text:style-name="T20">sortedString </text:span><text:span text:style-name="T21">+=</text:span><text:span text:style-name="T20"> _words.get(i);</text:span></text:p>
            <text:p text:style-name="P21"><text:span text:style-name="T20"><text:s text:c="4"/></text:span><text:span text:style-name="T20">}</text:span></text:p>
            <text:p text:style-name="P21"><text:span text:style-name="T20"><text:s text:c="4"/></text:span><text:span text:style-name="T20">return sortedString;</text:span></text:p>
            <text:p text:style-name="P21"><text:span text:style-name="T20"><text:s text:c="2"/></text:span><text:span text:style-name="T20">}</text:span></text:p>
            <text:p text:style-name="P21"><text:span text:style-name="T20"><text:s/></text:span><text:span text:style-name="T20">public static void main(String[] args){</text:span></text:p>
            <text:p text:style-name="P21"><text:span text:style-name="T20"><text:s text:c="4"/></text:span><text:span text:style-name="T20">Sorter sorter = new Sorter();</text:span></text:p>
            <text:p text:style-name="P21"><text:span text:style-name="T20"><text:s text:c="4"/></text:span><text:span text:style-name="T20">sorter.sort(args);</text:span></text:p>
            <text:p text:style-name="P21"><text:span text:style-name="T20"><text:s text:c="4"/></text:span><text:span text:style-name="T20">System.out.println(sorter.getSortedWords());</text:span></text:p>
            <text:p text:style-name="P21"><text:span text:style-name="T20"><text:s/></text:span><text:span text:style-name="T20">}</text:span></text:p>
            <text:p text:style-name="P21"><text:span text:style-name="T20">}</text:span></text:p>
          </draw:text-box>
        </draw:frame>
        <draw:frame draw:style-name="gr9" draw:text-style-name="P4" draw:layer="layout" svg:width="12.742cm" svg:height="0.954cm" svg:x="14.304cm" svg:y="11.912cm">
          <draw:text-box>
            <text:p/>
          </draw:text-box>
        </draw:frame>
        <draw:rect draw:style-name="gr10" draw:text-style-name="P23" draw:id="id1" draw:layer="layout" svg:width="6.813cm" svg:height="1.586cm" svg:x="2.016cm" svg:y="7.675cm">
          <text:p text:style-name="P4"><text:span text:style-name="T23">Atrybut klasy</text:span></text:p>
        </draw:rect>
        <draw:g draw:id="id70">
          <draw:rect draw:style-name="gr11" draw:id="id2" draw:layer="layout" svg:width="7.555cm" svg:height="0.724cm" svg:x="10.587cm" svg:y="8.106cm" draw:corner-radius="0.254cm">
            <text:p/>
          </draw:rect>
          <draw:connector draw:style-name="gr12" draw:text-style-name="P24" draw:layer="layout" draw:type="line" svg:x1="8.829cm" svg:y1="8.468cm" svg:x2="10.587cm" svg:y2="8.468cm" draw:start-shape="id1" draw:start-glue-point="1" draw:end-shape="id2" draw:end-glue-point="3" svg:d="m8829 8468h1758">
            <text:p/>
          </draw:connector>
        </draw:g>
        <draw:rect draw:style-name="gr10" draw:text-style-name="P26" draw:id="id3" draw:layer="layout" svg:width="6.813cm" svg:height="1.586cm" svg:x="2.017cm" svg:y="12.875cm">
          <text:p text:style-name="P25"><text:span text:style-name="T23">Lokalna zmienna</text:span></text:p>
        </draw:rect>
        <draw:g draw:id="id71">
          <draw:rect draw:style-name="gr11" draw:id="id4" draw:layer="layout" svg:width="9.333cm" svg:height="0.724cm" svg:x="11.288cm" svg:y="12.606cm" draw:corner-radius="0.254cm">
            <text:p/>
          </draw:rect>
          <draw:connector draw:style-name="gr12" draw:text-style-name="P24" draw:layer="layout" draw:type="line" svg:x1="8.83cm" svg:y1="13.668cm" svg:x2="11.288cm" svg:y2="12.968cm" draw:start-shape="id3" draw:start-glue-point="1" draw:end-shape="id4" draw:end-glue-point="3" svg:d="m8830 13668 2458-700">
            <text:p/>
          </draw:connector>
        </draw:g>
        <draw:g draw:id="id73">
          <draw:rect draw:style-name="gr11" draw:id="id5" draw:layer="layout" svg:width="3.843cm" svg:height="0.724cm" svg:x="13.189cm" svg:y="13.306cm" draw:corner-radius="0.254cm">
            <text:p/>
          </draw:rect>
          <draw:connector draw:style-name="gr12" draw:text-style-name="P24" draw:layer="layout" draw:type="line" svg:x1="8.83cm" svg:y1="13.668cm" svg:x2="13.189cm" svg:y2="13.668cm" draw:start-shape="id3" draw:end-shape="id5" draw:end-glue-point="3" svg:d="m8830 13668h4359">
            <text:p/>
          </draw:connector>
        </draw:g>
        <draw:g draw:id="id72">
          <draw:rect draw:style-name="gr11" draw:id="id6" draw:layer="layout" svg:width="10.632cm" svg:height="0.724cm" svg:x="11.289cm" svg:y="17.306cm" draw:corner-radius="0.254cm">
            <text:p/>
          </draw:rect>
          <draw:connector draw:style-name="gr12" draw:text-style-name="P24" draw:layer="layout" draw:type="line" svg:x1="8.83cm" svg:y1="13.668cm" svg:x2="11.289cm" svg:y2="17.668cm" draw:start-shape="id3" draw:start-glue-point="1" draw:end-shape="id6" draw:end-glue-point="3" svg:d="m8830 13668 2459 4000">
            <text:p/>
          </draw:connector>
        </draw:g>
        <draw:rect draw:style-name="gr10" draw:text-style-name="P23" draw:id="id7" draw:layer="layout" svg:width="6.813cm" svg:height="1.586cm" svg:x="2.017cm" svg:y="16.175cm">
          <text:p text:style-name="P4"><text:span text:style-name="T23">Parametr metody</text:span></text:p>
        </draw:rect>
        <draw:g draw:id="id9">
          <draw:rect draw:style-name="gr11" draw:id="id8" draw:layer="layout" svg:width="4.905cm" svg:height="0.724cm" svg:x="18.888cm" svg:y="16.606cm" draw:corner-radius="0.254cm">
            <text:p/>
          </draw:rect>
          <draw:connector draw:style-name="gr12" draw:text-style-name="P24" draw:layer="layout" draw:type="line" svg:x1="8.83cm" svg:y1="16.968cm" svg:x2="18.888cm" svg:y2="16.968cm" draw:start-shape="id7" draw:start-glue-point="1" draw:end-shape="id8" draw:end-glue-point="3" svg:d="m8830 16968h10058">
            <text:p/>
          </draw:connector>
        </draw:g>
        <draw:g draw:id="id74">
          <draw:rect draw:style-name="gr11" draw:id="id10" draw:layer="layout" svg:width="5.321cm" svg:height="0.724cm" svg:x="16.704cm" svg:y="9.442cm" draw:corner-radius="0.254cm">
            <text:p/>
          </draw:rect>
          <draw:connector draw:style-name="gr12" draw:text-style-name="P24" draw:layer="layout" draw:type="line" svg:x1="8.83cm" svg:y1="16.968cm" svg:x2="16.704cm" svg:y2="9.804cm" draw:start-shape="id9" draw:start-glue-point="3" draw:end-shape="id10" draw:end-glue-point="3" svg:d="m8830 16968 7874-7164">
            <text:p/>
          </draw:connector>
        </draw:g>
        <draw:frame draw:style-name="gr6" draw:text-style-name="P4" draw:layer="layout" svg:width="1.196cm" svg:height="6.938cm" svg:x="0cm" svg:y="14.068cm">
          <draw:text-box>
            <text:p text:style-name="P4">Z</text:p>
            <text:p text:style-name="P4">M</text:p>
            <text:p text:style-name="P4">I</text:p>
            <text:p text:style-name="P4">E</text:p>
            <text:p text:style-name="P4">N</text:p>
            <text:p text:style-name="P4">N</text:p>
            <text:p text:style-name="P4">E</text:p>
            <text:p text:style-name="P4"/>
            <text:p text:style-name="P4">I</text:p>
            <text:p text:style-name="P4"/>
            <text:p text:style-name="P4">Z</text:p>
            <text:p text:style-name="P4">A</text:p>
            <text:p text:style-name="P4">K</text:p>
            <text:p text:style-name="P4">R</text:p>
            <text:p text:style-name="P4">E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" smil:attributeName="visibility" smil:to="visible"/>
                  <anim:transitionFilter smil:dur="1s" smil:targetElement="id1" smil:type="waterfallWipe" smil:subtype="horizontal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70" smil:attributeName="visibility" smil:to="visible"/>
                  <anim:transitionFilter smil:dur="1s" smil:targetElement="id7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" smil:attributeName="visibility" smil:to="visible"/>
                  <anim:transitionFilter smil:dur="1s" smil:targetElement="id3" smil:type="waterfallWipe" smil:subtype="horizontal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71" smil:attributeName="visibility" smil:to="visible"/>
                  <anim:transitionFilter smil:dur="1s" smil:targetElement="id7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2" smil:attributeName="visibility" smil:to="visible"/>
                  <anim:transitionFilter smil:dur="1s" smil:targetElement="id7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73" smil:attributeName="visibility" smil:to="visible"/>
                  <anim:transitionFilter smil:dur="1s" smil:targetElement="id7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" smil:attributeName="visibility" smil:to="visible"/>
                  <anim:transitionFilter smil:dur="1s" smil:targetElement="id7" smil:type="waterfallWipe" smil:subtype="horizontal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2s" smil:fill="hold" smil:targetElement="id9" smil:attributeName="visibility" smil:to="visible"/>
                  <anim:transitionFilter smil:dur="1s" smil:targetElement="id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74" smil:attributeName="visibility" smil:to="visible"/>
                  <anim:transitionFilter smil:dur="1s" smil:targetElement="id74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ormal1" presentation:presentation-page-layout-name="AL2T1">
        <office:forms form:automatic-focus="false" form:apply-design-mode="false"/>
        <draw:g draw:id="id93">
          <draw:rect draw:style-name="gr13" draw:id="id11" draw:layer="layout" svg:width="19.335cm" svg:height="9.543cm" svg:x="8.443cm" svg:y="9.995cm">
            <draw:glue-point draw:id="4" svg:x="-4.988cm" svg:y="-3.956cm"/>
            <text:p/>
          </draw:rect>
          <draw:frame draw:style-name="gr14" draw:text-style-name="P27" draw:layer="layout" svg:width="5.08cm" svg:height="1.221cm" svg:x="1.183cm" svg:y="10.343cm">
            <draw:text-box>
              <text:p text:style-name="P4"><text:span text:style-name="T24">Zakres atrybutu klasy</text:span></text:p>
            </draw:text-box>
          </draw:frame>
          <draw:connector draw:style-name="gr15" draw:layer="layout" draw:type="line" svg:x1="6.317cm" svg:y1="10.953cm" svg:x2="8.466cm" svg:y2="10.991cm" draw:end-shape="id11" draw:end-glue-point="4" svg:d="m6317 10953 2149 38">
            <text:p/>
          </draw:connector>
        </draw:g>
        <draw:g draw:id="id94">
          <draw:rect draw:style-name="gr16" draw:id="id13" draw:layer="layout" svg:width="18.724cm" svg:height="6.083cm" svg:x="8.729cm" svg:y="12.835cm">
            <draw:glue-point draw:id="4" svg:x="-5cm" svg:y="-3.125cm"/>
            <text:p/>
          </draw:rect>
          <draw:frame draw:style-name="gr14" draw:text-style-name="P27" draw:id="id12" draw:layer="layout" svg:width="5.08cm" svg:height="1.221cm" svg:x="1.183cm" svg:y="12.66cm">
            <draw:text-box>
              <text:p text:style-name="P4"><text:span text:style-name="T24">Zakres parametru metody</text:span></text:p>
            </draw:text-box>
          </draw:frame>
          <draw:connector draw:style-name="gr15" draw:layer="layout" draw:type="line" svg:x1="6.263cm" svg:y1="13.27cm" svg:x2="8.729cm" svg:y2="13.976cm" draw:start-shape="id12" draw:end-shape="id13" draw:end-glue-point="4" svg:d="m6263 13270 2466 706">
            <text:p/>
          </draw:connector>
        </draw:g>
        <draw:g draw:id="id95">
          <draw:rect draw:style-name="gr17" draw:id="id15" draw:layer="layout" svg:width="18.121cm" svg:height="4.432cm" svg:x="9.045cm" svg:y="13.536cm">
            <text:p/>
          </draw:rect>
          <draw:frame draw:style-name="gr14" draw:text-style-name="P27" draw:id="id14" draw:layer="layout" svg:width="5.08cm" svg:height="1.221cm" svg:x="1.183cm" svg:y="14.685cm">
            <draw:text-box>
              <text:p text:style-name="P4"><text:span text:style-name="T24">Zakres lokalnej zmiennej</text:span></text:p>
            </draw:text-box>
          </draw:frame>
          <draw:connector draw:style-name="gr15" draw:layer="layout" draw:type="line" svg:x1="6.263cm" svg:y1="15.295cm" svg:x2="9.045cm" svg:y2="15.752cm" draw:start-shape="id14" draw:end-shape="id15" svg:d="m6263 15295 2782 457">
            <text:p/>
          </draw:connector>
        </draw:g>
        <draw:g draw:id="id96">
          <draw:rect draw:style-name="gr16" draw:layer="layout" svg:width="17.562cm" svg:height="1.47cm" svg:x="9.371cm" svg:y="15.875cm">
            <text:p/>
          </draw:rect>
          <draw:frame draw:style-name="gr14" draw:text-style-name="P27" draw:id="id16" draw:layer="layout" svg:width="5.08cm" svg:height="1.221cm" svg:x="1.183cm" svg:y="16.71cm">
            <draw:text-box>
              <text:p text:style-name="P4"><text:span text:style-name="T24">Zakres parametru obsługi wyjątku</text:span></text:p>
            </draw:text-box>
          </draw:frame>
          <draw:connector draw:style-name="gr15" draw:layer="layout" draw:type="line" svg:x1="6.263cm" svg:y1="17.32cm" svg:x2="9.372cm" svg:y2="16.61cm" draw:start-shape="id16" svg:d="m6263 17320 3109-710">
            <text:p/>
          </draw:connector>
        </draw:g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Zakres</text:p>
          </draw:text-box>
        </draw:frame>
        <draw:frame presentation:style-name="pr22" draw:text-style-name="P16" draw:layer="layout" svg:width="23.91cm" svg:height="3.237cm" svg:x="3.257cm" svg:y="5.838cm" presentation:class="outline" presentation:user-transformed="true">
          <draw:text-box>
            <text:list text:style-name="L3">
              <text:list-item>
                <text:p text:id="id75" text:style-name="P4"><text:span text:style-name="T17">Skąd można odwołać się do danej zmiennej?</text:span></text:p>
              </text:list-item>
              <text:list-item>
                <text:p text:id="id76" text:style-name="P4"><text:span text:style-name="T17">Zakres </text:span><text:span text:style-name="T25">≠ widoczność</text:span></text:p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Z</text:p>
            <text:p text:style-name="P4">M</text:p>
            <text:p text:style-name="P4">I</text:p>
            <text:p text:style-name="P4">E</text:p>
            <text:p text:style-name="P4">N</text:p>
            <text:p text:style-name="P4">N</text:p>
            <text:p text:style-name="P4">E</text:p>
            <text:p text:style-name="P4"/>
            <text:p text:style-name="P4">I</text:p>
            <text:p text:style-name="P4"/>
            <text:p text:style-name="P4">Z</text:p>
            <text:p text:style-name="P4">A</text:p>
            <text:p text:style-name="P4">K</text:p>
            <text:p text:style-name="P4">R</text:p>
            <text:p text:style-name="P4">E</text:p>
            <text:p text:style-name="P4">S</text:p>
          </draw:text-box>
        </draw:frame>
        <draw:frame draw:style-name="gr8" draw:text-style-name="P29" draw:id="id77" draw:layer="layout" svg:width="11.817cm" svg:height="11.311cm" svg:x="11.612cm" svg:y="9.025cm">
          <draw:text-box>
            <text:p text:id="id78" text:style-name="P28"><text:span text:style-name="T18">class MojaKlasa {</text:span></text:p>
            <text:p text:id="id79" text:style-name="P28"><text:span text:style-name="T18"><text:s text:c="4"/></text:span><text:span text:style-name="T18">...</text:span></text:p>
            <text:p text:id="id80" text:style-name="P28"><text:span text:style-name="T19"><text:s text:c="4"/></text:span><text:span text:style-name="T19">deklaracja atrybutu klasy</text:span></text:p>
            <text:p text:id="id81" text:style-name="P28"><text:span text:style-name="T18"><text:s text:c="4"/></text:span><text:span text:style-name="T18">...</text:span></text:p>
            <text:p text:id="id82" text:style-name="P28"><text:span text:style-name="T18"><text:s text:c="4"/></text:span><text:span text:style-name="T18">public void mojaMetoda(</text:span><text:span text:style-name="T19">parametry metody</text:span><text:span text:style-name="T18">) {</text:span></text:p>
            <text:p text:id="id83" text:style-name="P28"><text:span text:style-name="T18"><text:s text:c="8"/></text:span><text:span text:style-name="T18">...</text:span></text:p>
            <text:p text:id="id84" text:style-name="P28"><text:span text:style-name="T18"><text:s text:c="8"/></text:span><text:span text:style-name="T19">deklaracja lokalnej zmiennej</text:span></text:p>
            <text:p text:id="id85" text:style-name="P28"><text:span text:style-name="T18"><text:s text:c="8"/></text:span><text:span text:style-name="T18">...</text:span></text:p>
            <text:p text:id="id86" text:style-name="P28"><text:span text:style-name="T18"><text:s text:c="8"/></text:span><text:span text:style-name="T18">catch (</text:span><text:span text:style-name="T19">parametr obsługi wyjątku</text:span><text:span text:style-name="T18">) {</text:span></text:p>
            <text:p text:id="id87" text:style-name="P28"><text:span text:style-name="T18"><text:s text:c="12"/></text:span><text:span text:style-name="T18">...</text:span></text:p>
            <text:p text:id="id88" text:style-name="P28"><text:span text:style-name="T18"><text:s text:c="8"/></text:span><text:span text:style-name="T18">}</text:span></text:p>
            <text:p text:id="id89" text:style-name="P28"><text:span text:style-name="T18"><text:s text:c="8"/></text:span><text:span text:style-name="T18">...</text:span></text:p>
            <text:p text:id="id90" text:style-name="P28"><text:span text:style-name="T18"><text:s text:c="4"/></text:span><text:span text:style-name="T18">}</text:span></text:p>
            <text:p text:id="id91" text:style-name="P28"><text:span text:style-name="T18"><text:s text:c="4"/></text:span><text:span text:style-name="T18">...</text:span></text:p>
            <text:p text:id="id92" text:style-name="P28"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1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93" smil:attributeName="visibility" smil:to="visible"/>
                  <anim:transitionFilter smil:dur="0.5s" smil:targetElement="id9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94" smil:attributeName="visibility" smil:to="visible"/>
                  <anim:transitionFilter smil:dur="0.5s" smil:targetElement="id9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95" smil:attributeName="visibility" smil:to="visible"/>
                  <anim:transitionFilter smil:dur="0.5s" smil:targetElement="id9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96" smil:attributeName="visibility" smil:to="visible"/>
                  <anim:transitionFilter smil:dur="0.5s" smil:targetElement="id9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Simple statements" draw:style-name="dp1" draw:master-page-name="Section" presentation:presentation-page-layout-name="AL3T19">
        <office:forms form:automatic-focus="false" form:apply-design-mode="false"/>
        <draw:frame presentation:style-name="pr23" draw:text-style-name="P4" draw:layer="layout" svg:width="14.7cm" svg:height="3.503cm" svg:x="3.8cm" svg:y="8.416cm" presentation:class="title">
          <draw:text-box>
            <text:p text:style-name="P4">Podstawowe instrukcje</text:p>
          </draw:text-box>
        </draw:frame>
        <presentation:notes draw:style-name="dp2">
          <draw:page-thumbnail draw:style-name="gr7" draw:layer="layout" svg:width="12.7cm" svg:height="9.525cm" svg:x="4.175cm" svg:y="3.005cm" draw:page-number="15" presentation:class="page"/>
          <draw:frame presentation:style-name="pr24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tatement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>
          <draw:text-box>
            <text:p text:style-name="P4">Definicja instrukcji</text:p>
          </draw:text-box>
        </draw:frame>
        <draw:frame draw:style-name="gr18" draw:text-style-name="P4" draw:layer="layout" svg:width="1.196cm" svg:height="6.943cm" svg:x="0cm" svg:y="14.069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T</text:p>
            <text:p text:style-name="P4">A</text:p>
            <text:p text:style-name="P4">W</text:p>
            <text:p text:style-name="P4">O</text:p>
            <text:p text:style-name="P4">W</text:p>
            <text:p text:style-name="P4">E</text:p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</draw:text-box>
        </draw:frame>
        <draw:g>
          <draw:frame presentation:style-name="pr25" draw:text-style-name="P8" draw:layer="layout" svg:width="10.445cm" svg:height="7.665cm" svg:x="9.397cm" svg:y="7.695cm">
            <draw:text-box>
              <text:p text:style-name="P10"><text:span text:style-name="T7">Instrukcja </text:span><text:span text:style-name="T6">jest</text:span><text:span text:style-name="T6"><text:line-break/></text:span><text:span text:style-name="T6">częścią programu, którą można </text:span><text:span text:style-name="T7">uruchomić</text:span></text:p>
            </draw:text-box>
          </draw:frame>
          <draw:frame draw:style-name="gr4" draw:text-style-name="P9" draw:layer="layout" svg:width="0.003cm" svg:height="0.954cm" svg:x="14.618cm" svg:y="10.909cm">
            <draw:text-box>
              <text:p/>
            </draw:text-box>
          </draw:frame>
          <draw:polyline draw:style-name="gr5" draw:layer="layout" svg:width="10.836cm" svg:height="0.733cm" svg:x="9.201cm" svg:y="8.186cm" svg:viewBox="0 0 10837 734" draw:points="0,734 0,0 10837,0 10837,672">
            <text:p/>
          </draw:polyline>
          <draw:polyline draw:style-name="gr5" draw:layer="layout" svg:width="10.836cm" svg:height="0.733cm" draw:transform="rotate (3.1415926535892) translate (20.0380000000064cm 14.927cm)" svg:viewBox="0 0 10837 734" draw:points="10837,-29120 10837,-29854 0,-29854 0,-29182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mpty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2cm" svg:height="3.507cm" svg:x="1.198cm" svg:y="0.643cm" presentation:class="title" presentation:user-transformed="true">
          <draw:text-box>
            <text:p text:style-name="P4">Pusta instrukcja</text:p>
          </draw:text-box>
        </draw:frame>
        <draw:frame presentation:style-name="pr26" draw:text-style-name="P31" draw:layer="layout" svg:width="17.077cm" svg:height="4.892cm" svg:x="6.063cm" svg:y="8.739cm" presentation:class="outline" presentation:user-transformed="true">
          <draw:text-box>
            <text:list text:style-name="L3">
              <text:list-item>
                <text:p text:id="id97" text:style-name="P30">Składnia:<text:tab/><text:span text:style-name="T14">;</text:span></text:p>
              </text:list-item>
              <text:list-item>
                <text:p text:id="id98" text:style-name="P4">Nic nie robi(!)</text:p>
              </text:list-item>
              <text:list-item>
                <text:p text:id="id99" text:style-name="P4">Zawsze wykonuje się bez błędu</text:p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T</text:p>
            <text:p text:style-name="P4">A</text:p>
            <text:p text:style-name="P4">W</text:p>
            <text:p text:style-name="P4">O</text:p>
            <text:p text:style-name="P4">W</text:p>
            <text:p text:style-name="P4">E</text:p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ression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25cm" svg:height="3.507cm" svg:x="1.175cm" svg:y="0.62cm" presentation:class="title" presentation:user-transformed="true">
          <draw:text-box>
            <text:p text:style-name="P4">Definicja wyrażenia</text:p>
          </draw:text-box>
        </draw:frame>
        <draw:g>
          <draw:frame presentation:style-name="pr27" draw:text-style-name="P8" draw:layer="layout" svg:width="16.38cm" svg:height="8.987cm" svg:x="6.397cm" svg:y="7.996cm">
            <draw:text-box>
              <text:p text:style-name="P10"><text:span text:style-name="T7">Wyrażenie </text:span><text:span text:style-name="T6">jest </text:span><text:span text:style-name="T7">ciągiem</text:span><text:span text:style-name="T6"> zmiennych, operatorów i odwołań do metod, którego </text:span><text:span text:style-name="T7">ewaluacja</text:span><text:span text:style-name="T6"> jest </text:span><text:span text:style-name="T7">pojedynczą wartością</text:span><text:span text:style-name="T6"> </text:span></text:p>
            </draw:text-box>
          </draw:frame>
          <draw:frame draw:style-name="gr19" draw:text-style-name="P9" draw:layer="layout" svg:width="0.006cm" svg:height="1.098cm" svg:x="14.584cm" svg:y="11.773cm">
            <draw:text-box>
              <text:p/>
            </draw:text-box>
          </draw:frame>
          <draw:polyline draw:style-name="gr5" draw:layer="layout" svg:width="16.995cm" svg:height="0.86cm" svg:x="6.089cm" svg:y="8.571cm" svg:viewBox="0 0 16996 861" draw:points="0,861 0,0 16996,0 16996,788">
            <text:p/>
          </draw:polyline>
          <draw:polyline draw:style-name="gr5" draw:layer="layout" svg:width="16.995cm" svg:height="0.859cm" draw:transform="rotate (3.1415926535892) translate (23.0850000000071cm 16.4741470319635cm)" svg:viewBox="0 0 16996 860" draw:points="16996,-32088 16996,-32948 0,-32948 0,-32160">
            <text:p/>
          </draw:polyline>
        </draw:g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T</text:p>
            <text:p text:style-name="P4">A</text:p>
            <text:p text:style-name="P4">W</text:p>
            <text:p text:style-name="P4">O</text:p>
            <text:p text:style-name="P4">W</text:p>
            <text:p text:style-name="P4">E</text:p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</draw:text-box>
        </draw:frame>
        <presentation:notes draw:style-name="dp2">
          <draw:page-thumbnail draw:style-name="gr7" draw:layer="layout" svg:width="13.705cm" svg:height="10.279cm" svg:x="3.641cm" svg:y="2.853cm" draw:page-number="1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resion Exampl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Przykłady wyrażeń</text:p>
          </draw:text-box>
        </draw:frame>
        <draw:frame presentation:style-name="pr28" draw:text-style-name="P32" draw:layer="layout" svg:width="16.611cm" svg:height="7.085cm" svg:x="6.282cm" svg:y="9.073cm" presentation:class="outline" presentation:user-transformed="true">
          <draw:text-box>
            <text:list text:style-name="L3">
              <text:list-item>
                <text:p text:style-name="P4"><text:span text:style-name="T26">licznik = 0</text:span></text:p>
              </text:list-item>
              <text:list-item>
                <text:p text:style-name="P4"><text:span text:style-name="T26">licznik++</text:span></text:p>
              </text:list-item>
              <text:list-item>
                <text:p text:style-name="P4"><text:span text:style-name="T26">resetować(licznik)</text:span></text:p>
              </text:list-item>
              <text:list-item>
                <text:p text:style-name="P4"><text:span text:style-name="T26">licznik + wartośćMinimalna</text:span></text:p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T</text:p>
            <text:p text:style-name="P4">A</text:p>
            <text:p text:style-name="P4">W</text:p>
            <text:p text:style-name="P4">O</text:p>
            <text:p text:style-name="P4">W</text:p>
            <text:p text:style-name="P4">E</text:p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</draw:text-box>
        </draw:frame>
        <presentation:notes draw:style-name="dp2">
          <draw:page-thumbnail draw:style-name="gr7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ression Statement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Instrukcje wyrażeniowe</text:p>
          </draw:text-box>
        </draw:frame>
        <draw:frame presentation:style-name="pr29" draw:text-style-name="P5" draw:layer="layout" svg:width="21.805cm" svg:height="9.988cm" svg:x="3.871cm" svg:y="6.972cm" presentation:class="outline" presentation:user-transformed="true">
          <draw:text-box>
            <text:list text:style-name="L3">
              <text:list-item>
                <text:p text:id="id100" text:style-name="P4"><text:span text:style-name="T27">&lt;wyrażenie&gt; ; </text:span><text:span text:style-name="T28">jest</text:span><text:span text:style-name="T27"> &lt;instrukcją&gt;</text:span></text:p>
              </text:list-item>
              <text:list-item>
                <text:p text:id="id101" text:style-name="P4"><text:span text:style-name="T29">Tylko niektóre wyrażenia</text:span></text:p>
                <text:list>
                  <text:list-item>
                    <text:p text:id="id102" text:style-name="P4"><text:span text:style-name="T30">Wyrażenia przypisania</text:span></text:p>
                  </text:list-item>
                  <text:list-item>
                    <text:p text:id="id103" text:style-name="P4"><text:span text:style-name="T31">++</text:span><text:span text:style-name="T30"> lub </text:span><text:span text:style-name="T31">--</text:span></text:p>
                  </text:list-item>
                  <text:list-item>
                    <text:p text:id="id104" text:style-name="P4"><text:span text:style-name="T30">Odwołania do metod</text:span></text:p>
                  </text:list-item>
                  <text:list-item>
                    <text:p text:id="id105" text:style-name="P4"><text:span text:style-name="T30">Wyrażenia tworzenia obiektów</text:span>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T</text:p>
            <text:p text:style-name="P4">A</text:p>
            <text:p text:style-name="P4">W</text:p>
            <text:p text:style-name="P4">O</text:p>
            <text:p text:style-name="P4">W</text:p>
            <text:p text:style-name="P4">E</text:p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3" anim:sub-item="text" smil:attributeName="visibility" smil:to="visible"/>
                  <anim:transitionFilter smil:dur="1s" smil:targetElement="id10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4" anim:sub-item="text" smil:attributeName="visibility" smil:to="visible"/>
                  <anim:transitionFilter smil:dur="1s" smil:targetElement="id10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05" anim:sub-item="text" smil:attributeName="visibility" smil:to="visible"/>
                  <anim:transitionFilter smil:dur="1s" smil:targetElement="id10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ression Statement Exampl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2cm" svg:height="3.507cm" svg:x="1.198cm" svg:y="0.643cm" presentation:class="title" presentation:user-transformed="true">
          <draw:text-box>
            <text:p text:style-name="P4">Przykłady instrukcji wyrażeniowych</text:p>
          </draw:text-box>
        </draw:frame>
        <draw:frame presentation:style-name="pr28" draw:text-style-name="P33" draw:id="id106" draw:layer="layout" svg:width="17.204cm" svg:height="7.085cm" svg:x="5.997cm" svg:y="9.073cm" presentation:class="outline" presentation:user-transformed="true">
          <draw:text-box>
            <text:list text:style-name="L3">
              <text:list-item>
                <text:p text:style-name="P4"><text:span text:style-name="T32">licznik = 0</text:span><text:span text:style-name="T26">;</text:span></text:p>
              </text:list-item>
              <text:list-item>
                <text:p text:style-name="P4"><text:span text:style-name="T32">licznik++</text:span><text:span text:style-name="T26">;</text:span></text:p>
              </text:list-item>
              <text:list-item>
                <text:p text:style-name="P4"><text:span text:style-name="T32">resetować(licznik)</text:span><text:span text:style-name="T26">;</text:span></text:p>
              </text:list-item>
              <text:list-item>
                <text:p text:style-name="P4"><text:span text:style-name="T32">licznik + wartośćMinimalna</text:span><text:span text:style-name="T26">;</text:span></text:p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T</text:p>
            <text:p text:style-name="P4">A</text:p>
            <text:p text:style-name="P4">W</text:p>
            <text:p text:style-name="P4">O</text:p>
            <text:p text:style-name="P4">W</text:p>
            <text:p text:style-name="P4">E</text:p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06" smil:attributeName="visibility" smil:to="visible"/>
                  <anim:transitionFilter smil:dur="1s" smil:targetElement="id10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lock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Definicja bloku</text:p>
          </draw:text-box>
        </draw:frame>
        <draw:g>
          <draw:frame presentation:style-name="pr30" draw:text-style-name="P8" draw:layer="layout" svg:width="13.952cm" svg:height="7.665cm" svg:x="8.497cm" svg:y="7.995cm">
            <draw:text-box>
              <text:p text:style-name="P10"><text:span text:style-name="T7">Blok</text:span><text:span text:style-name="T6"> jest ciągiem </text:span><text:span text:style-name="T7">zero lub więcej instrukcji</text:span><text:span text:style-name="T6"><text:line-break/></text:span><text:span text:style-name="T6">między </text:span><text:span text:style-name="T7">nawiasami klamrowymi</text:span></text:p>
            </draw:text-box>
          </draw:frame>
          <draw:frame draw:style-name="gr4" draw:text-style-name="P9" draw:layer="layout" svg:width="0.004cm" svg:height="0.954cm" svg:x="15.471cm" svg:y="11.209cm">
            <draw:text-box>
              <text:p/>
            </draw:text-box>
          </draw:frame>
          <draw:polyline draw:style-name="gr5" draw:layer="layout" svg:width="14.475cm" svg:height="0.733cm" svg:x="8.235cm" svg:y="8.486cm" svg:viewBox="0 0 14476 734" draw:points="0,734 0,0 14476,0 14476,672">
            <text:p/>
          </draw:polyline>
          <draw:polyline draw:style-name="gr5" draw:layer="layout" svg:width="14.475cm" svg:height="0.733cm" draw:transform="rotate (3.1415926535892) translate (22.7110000000064cm 15.227cm)" svg:viewBox="0 0 14476 734" draw:points="14476,-29720 14476,-30454 0,-30454 0,-29782">
            <text:p/>
          </draw:polyline>
        </draw:g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T</text:p>
            <text:p text:style-name="P4">A</text:p>
            <text:p text:style-name="P4">W</text:p>
            <text:p text:style-name="P4">O</text:p>
            <text:p text:style-name="P4">W</text:p>
            <text:p text:style-name="P4">E</text:p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</draw:text-box>
        </draw:frame>
        <presentation:notes draw:style-name="dp2">
          <draw:page-thumbnail draw:style-name="gr7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Pusty blok</text:p>
          </draw:text-box>
        </draw:frame>
        <draw:frame presentation:style-name="pr26" draw:text-style-name="P31" draw:layer="layout" svg:width="17.077cm" svg:height="4.892cm" svg:x="6.05cm" svg:y="8.739cm" presentation:class="outline" presentation:user-transformed="true">
          <draw:text-box>
            <text:list text:style-name="L3">
              <text:list-item>
                <text:p text:id="id107" text:style-name="P30">Składnia:<text:tab/><text:span text:style-name="T14">{}</text:span></text:p>
              </text:list-item>
              <text:list-item>
                <text:p text:id="id108" text:style-name="P4">Nic nie robi(!)</text:p>
              </text:list-item>
              <text:list-item>
                <text:p text:id="id109" text:style-name="P4">Zawsze wykonuje się bez błędu</text:p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T</text:p>
            <text:p text:style-name="P4">A</text:p>
            <text:p text:style-name="P4">W</text:p>
            <text:p text:style-name="P4">O</text:p>
            <text:p text:style-name="P4">W</text:p>
            <text:p text:style-name="P4">E</text:p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lock Example" draw:style-name="dp1" draw:master-page-name="Normal1" presentation:presentation-page-layout-name="AL2T1">
        <draw:frame presentation:style-name="pr8" draw:text-style-name="P4" draw:layer="layout" svg:width="26.802cm" svg:height="3.507cm" svg:x="1.198cm" svg:y="0.643cm" presentation:class="title" presentation:user-transformed="true">
          <draw:text-box>
            <text:p text:style-name="P4">Przykład bloków</text:p>
          </draw:text-box>
        </draw:frame>
        <draw:frame presentation:style-name="pr31" draw:text-style-name="P35" draw:layer="layout" svg:width="19.019cm" svg:height="11.643cm" svg:x="5.09cm" svg:y="6.773cm" presentation:class="outline" presentation:user-transformed="true">
          <draw:text-box>
            <text:p text:id="id110" text:style-name="P5"><text:span text:style-name="T26">{</text:span></text:p>
            <text:p text:id="id112" text:style-name="P34"><text:span text:style-name="T32">licznik = 0;</text:span></text:p>
            <text:p text:id="id113" text:style-name="P34"><text:span text:style-name="T32">licznik++;</text:span></text:p>
            <text:p text:id="id114" text:style-name="P34"><text:span text:style-name="T26">{</text:span></text:p>
            <text:p text:id="id116" text:style-name="P15"><text:span text:style-name="T32">resetować(licznik);</text:span></text:p>
            <text:p text:id="id117" text:style-name="P15"><text:span text:style-name="T32">licznik+wartośćMinimalna;</text:span></text:p>
            <text:p text:id="id115" text:style-name="P34"><text:span text:style-name="T26">}</text:span></text:p>
            <text:p text:id="id111" text:style-name="P5"><text:span text:style-name="T26">}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T</text:p>
            <text:p text:style-name="P4">A</text:p>
            <text:p text:style-name="P4">W</text:p>
            <text:p text:style-name="P4">O</text:p>
            <text:p text:style-name="P4">W</text:p>
            <text:p text:style-name="P4">E</text:p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0" anim:sub-item="text" smil:attributeName="visibility" smil:to="visible"/>
                  <anim:transitionFilter smil:dur="1s" smil:targetElement="id11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1" anim:sub-item="text" smil:attributeName="visibility" smil:to="visible"/>
                  <anim:transitionFilter smil:dur="1s" smil:targetElement="id1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2" anim:sub-item="text" smil:attributeName="visibility" smil:to="visible"/>
                  <anim:transitionFilter smil:dur="1s" smil:targetElement="id1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3" anim:sub-item="text" smil:attributeName="visibility" smil:to="visible"/>
                  <anim:transitionFilter smil:dur="1s" smil:targetElement="id1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4" anim:sub-item="text" smil:attributeName="visibility" smil:to="visible"/>
                  <anim:transitionFilter smil:dur="1s" smil:targetElement="id1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5" anim:sub-item="text" smil:attributeName="visibility" smil:to="visible"/>
                  <anim:transitionFilter smil:dur="1s" smil:targetElement="id1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6" anim:sub-item="text" smil:attributeName="visibility" smil:to="visible"/>
                  <anim:transitionFilter smil:dur="1s" smil:targetElement="id1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7" anim:sub-item="text" smil:attributeName="visibility" smil:to="visible"/>
                  <anim:transitionFilter smil:dur="1s" smil:targetElement="id11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ditionalStatements" draw:style-name="dp1" draw:master-page-name="Section" presentation:presentation-page-layout-name="AL3T19">
        <draw:frame presentation:style-name="pr23" draw:text-style-name="P4" draw:layer="layout" svg:width="14.7cm" svg:height="3.503cm" svg:x="3.8cm" svg:y="8.416cm" presentation:class="title" presentation:user-transformed="true">
          <draw:text-box>
            <text:p text:style-name="P4">Instrukcje warunkowe</text:p>
          </draw:text-box>
        </draw:frame>
        <presentation:notes draw:style-name="dp2">
          <draw:page-thumbnail draw:style-name="gr7" draw:layer="layout" svg:width="12.7cm" svg:height="9.525cm" svg:x="4.175cm" svg:y="3.005cm" draw:page-number="25" presentation:class="page"/>
          <draw:frame presentation:style-name="pr32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ditional Statement Definition" draw:style-name="dp1" draw:master-page-name="Normal1" presentation:presentation-page-layout-name="AL2T1"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Definicja instrukcji warunkowej</text:p>
          </draw:text-box>
        </draw:frame>
        <draw:frame draw:style-name="gr18" draw:text-style-name="P4" draw:layer="layout" svg:width="1.196cm" svg:height="6.943cm" svg:x="0cm" svg:y="14.069cm">
          <draw:text-box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  <text:p text:style-name="P4"/>
            <text:p text:style-name="P4">W</text:p>
            <text:p text:style-name="P4">A</text:p>
            <text:p text:style-name="P4">R</text:p>
            <text:p text:style-name="P4">U</text:p>
            <text:p text:style-name="P4">N</text:p>
            <text:p text:style-name="P4">K</text:p>
            <text:p text:style-name="P4">O</text:p>
            <text:p text:style-name="P4">W</text:p>
            <text:p text:style-name="P4">E</text:p>
          </draw:text-box>
        </draw:frame>
        <draw:g>
          <draw:frame presentation:style-name="pr33" draw:text-style-name="P8" draw:layer="layout" svg:width="17.268cm" svg:height="7.665cm" svg:x="6.447cm" svg:y="7.995cm">
            <draw:text-box>
              <text:p text:style-name="P10"><text:span text:style-name="T7">Instrukcja warunkowa </text:span><text:span text:style-name="T6">wykonuje różne instrukcje w zależności od wartości danego </text:span><text:span text:style-name="T7">predykatu</text:span></text:p>
            </draw:text-box>
          </draw:frame>
          <draw:frame draw:style-name="gr4" draw:text-style-name="P9" draw:layer="layout" svg:width="0.004cm" svg:height="0.954cm" svg:x="15.079cm" svg:y="11.209cm">
            <draw:text-box>
              <text:p/>
            </draw:text-box>
          </draw:frame>
          <draw:polyline draw:style-name="gr5" draw:layer="layout" svg:width="17.915cm" svg:height="0.733cm" svg:x="6.123cm" svg:y="8.486cm" svg:viewBox="0 0 17916 734" draw:points="0,734 0,0 17916,0 17916,672">
            <text:p/>
          </draw:polyline>
          <draw:polyline draw:style-name="gr5" draw:layer="layout" svg:width="17.915cm" svg:height="0.733cm" draw:transform="rotate (3.1415926535892) translate (24.0390000000064cm 15.227cm)" svg:viewBox="0 0 17916 734" draw:points="17916,-29720 17916,-30454 0,-30454 0,-29782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2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ditional Statements in Java" draw:style-name="dp1" draw:master-page-name="Normal1" presentation:presentation-page-layout-name="AL2T1"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Instrukcje warunkowe w Javie</text:p>
          </draw:text-box>
        </draw:frame>
        <draw:frame presentation:style-name="pr34" draw:text-style-name="P5" draw:layer="layout" svg:width="9.681cm" svg:height="11.693cm" svg:x="9.564cm" svg:y="7.031cm" presentation:class="outline" presentation:user-transformed="true">
          <draw:text-box>
            <text:list text:style-name="L3">
              <text:list-item>
                <text:p text:id="id118" text:style-name="P4">Dwie instrukcje</text:p>
                <text:list>
                  <text:list-item>
                    <text:p text:id="id119" text:style-name="P4"><text:span text:style-name="T11">if-else</text:span></text:p>
                  </text:list-item>
                  <text:list-item>
                    <text:p text:id="id120" text:style-name="P4"><text:span text:style-name="T11">switch-case</text:span></text:p>
                  </text:list-item>
                </text:list>
              </text:list-item>
              <text:list-item>
                <text:p text:id="id121" text:style-name="P4"><text:span text:style-name="T11">if-else</text:span></text:p>
                <text:list>
                  <text:list-item>
                    <text:p text:id="id122" text:style-name="P4">alternatywa</text:p>
                  </text:list-item>
                </text:list>
              </text:list-item>
              <text:list-item>
                <text:p text:id="id123" text:style-name="P4"><text:span text:style-name="T11">switch-case</text:span></text:p>
                <text:list>
                  <text:list-item>
                    <text:p text:id="id124" text:style-name="P4">wybór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  <text:p text:style-name="P4"/>
            <text:p text:style-name="P4">W</text:p>
            <text:p text:style-name="P4">A</text:p>
            <text:p text:style-name="P4">R</text:p>
            <text:p text:style-name="P4">U</text:p>
            <text:p text:style-name="P4">N</text:p>
            <text:p text:style-name="P4">K</text:p>
            <text:p text:style-name="P4">O</text:p>
            <text:p text:style-name="P4">W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8" anim:sub-item="text" smil:attributeName="visibility" smil:to="visible"/>
                  <anim:transitionFilter smil:dur="1s" smil:targetElement="id1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19" anim:sub-item="text" smil:attributeName="visibility" smil:to="visible"/>
                  <anim:transitionFilter smil:dur="1s" smil:targetElement="id1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0" anim:sub-item="text" smil:attributeName="visibility" smil:to="visible"/>
                  <anim:transitionFilter smil:dur="1s" smil:targetElement="id1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1" anim:sub-item="text" smil:attributeName="visibility" smil:to="visible"/>
                  <anim:transitionFilter smil:dur="1s" smil:targetElement="id1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2" anim:sub-item="text" smil:attributeName="visibility" smil:to="visible"/>
                  <anim:transitionFilter smil:dur="1s" smil:targetElement="id1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3" anim:sub-item="text" smil:attributeName="visibility" smil:to="visible"/>
                  <anim:transitionFilter smil:dur="1s" smil:targetElement="id1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24" anim:sub-item="text" smil:attributeName="visibility" smil:to="visible"/>
                  <anim:transitionFilter smil:dur="1s" smil:targetElement="id12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f-else Statement" draw:style-name="dp1" draw:master-page-name="Normal1" presentation:presentation-page-layout-name="AL2T1"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Instrukcja <text:span text:style-name="T33">If-else</text:span></text:p>
          </draw:text-box>
        </draw:frame>
        <draw:frame presentation:style-name="pr35" draw:text-style-name="P5" draw:layer="layout" svg:width="23.91cm" svg:height="13.299cm" svg:x="3.257cm" svg:y="5.839cm" presentation:class="outline" presentation:user-transformed="true">
          <draw:text-box>
            <text:list text:style-name="L3">
              <text:list-item>
                <text:p text:id="id125" text:style-name="P4">Dwie postaci</text:p>
                <text:list>
                  <text:list-item>
                    <text:p text:id="id126" text:style-name="P4"><text:span text:style-name="T34">if (warunek) instrukcja</text:span></text:p>
                  </text:list-item>
                  <text:list-item>
                    <text:p text:id="id127" text:style-name="P4"><text:span text:style-name="T34">if (warunek) instrukcja1 else instrukcja2</text:span></text:p>
                  </text:list-item>
                </text:list>
              </text:list-item>
              <text:list-item>
                <text:p text:id="id128" text:style-name="P4">Warunek</text:p>
                <text:list>
                  <text:list-item>
                    <text:p text:id="id129" text:style-name="P4">Wyrażenie logiczne</text:p>
                  </text:list-item>
                </text:list>
              </text:list-item>
              <text:list-item>
                <text:p text:id="id130" text:style-name="P4">Instrukcje</text:p>
                <text:list>
                  <text:list-item>
                    <text:p text:id="id131" text:style-name="P4">Podstawowe</text:p>
                  </text:list-item>
                  <text:list-item>
                    <text:p text:id="id132" text:style-name="P4">Złożone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  <text:p text:style-name="P4"/>
            <text:p text:style-name="P4">W</text:p>
            <text:p text:style-name="P4">A</text:p>
            <text:p text:style-name="P4">R</text:p>
            <text:p text:style-name="P4">U</text:p>
            <text:p text:style-name="P4">N</text:p>
            <text:p text:style-name="P4">K</text:p>
            <text:p text:style-name="P4">O</text:p>
            <text:p text:style-name="P4">W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f-else Example" draw:style-name="dp1" draw:master-page-name="Normal1" presentation:presentation-page-layout-name="AL2T1"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Przykład <text:span text:style-name="T33">If-else</text:span></text:p>
          </draw:text-box>
        </draw:frame>
        <draw:frame presentation:style-name="pr36" draw:text-style-name="P36" draw:layer="layout" svg:width="25.536cm" svg:height="7.345cm" svg:x="1.768cm" svg:y="7.939cm" presentation:class="outline" presentation:user-transformed="true">
          <draw:text-box>
            <text:p text:style-name="P5"><text:span text:style-name="T35">if</text:span><text:span text:style-name="T34"> ( (liczba % 2) == 0) {</text:span></text:p>
            <text:p text:style-name="P34"><text:span text:style-name="T34">System.out.println(liczba+“ jest parzysta”);</text:span></text:p>
            <text:p text:style-name="P5"><text:span text:style-name="T34">} </text:span><text:span text:style-name="T35">else</text:span><text:span text:style-name="T34"> {</text:span></text:p>
            <text:p text:style-name="P34"><text:span text:style-name="T34">System.out.println(liczba+“ jest nieparzysta”);</text:span></text:p>
            <text:p text:style-name="P5"><text:span text:style-name="T34">}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  <text:p text:style-name="P4"/>
            <text:p text:style-name="P4">W</text:p>
            <text:p text:style-name="P4">A</text:p>
            <text:p text:style-name="P4">R</text:p>
            <text:p text:style-name="P4">U</text:p>
            <text:p text:style-name="P4">N</text:p>
            <text:p text:style-name="P4">K</text:p>
            <text:p text:style-name="P4">O</text:p>
            <text:p text:style-name="P4">W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2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witch-case Statement" draw:style-name="dp1" draw:master-page-name="Normal1" presentation:presentation-page-layout-name="AL2T1"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Instrukcja <text:span text:style-name="T33">Switch-case</text:span></text:p>
          </draw:text-box>
        </draw:frame>
        <draw:frame presentation:style-name="pr37" draw:text-style-name="P5" draw:layer="layout" svg:width="19.094cm" svg:height="13.826cm" svg:x="5.042cm" svg:y="5.539cm" presentation:class="outline" presentation:user-transformed="true">
          <draw:text-box>
            <text:list text:style-name="L3">
              <text:list-item>
                <text:p text:id="id133" text:style-name="P4">Jedna postać</text:p>
              </text:list-item>
            </text:list>
            <text:p text:id="id134" text:style-name="P34"><text:span text:style-name="T34"><text:s/></text:span><text:span text:style-name="T34">switch (&lt;warunek&gt;) {</text:span><text:span text:style-name="T34"><text:line-break/></text:span><text:span text:style-name="T34"> <text:s/>case wartość: instrukcja;</text:span><text:span text:style-name="T34"><text:line-break/></text:span><text:span text:style-name="T34"> <text:s/></text:span><text:span text:style-name="T36">opcjonalnie</text:span><text:span text:style-name="T34"> default: instrukcja;</text:span><text:span text:style-name="T34"><text:line-break/></text:span><text:span text:style-name="T34">}</text:span></text:p>
            <text:list text:continue-numbering="true" text:style-name="L3">
              <text:list-item>
                <text:p text:id="id135" text:style-name="P4">Warunek</text:p>
                <text:list>
                  <text:list-item>
                    <text:p text:id="id136" text:style-name="P4">Wyrażenie: char, byte, short, lub int</text:p>
                  </text:list-item>
                </text:list>
              </text:list-item>
              <text:list-item>
                <text:p text:id="id137" text:style-name="P4">Instrukcje</text:p>
                <text:list>
                  <text:list-item>
                    <text:p text:id="id138" text:style-name="P4">Proste</text:p>
                  </text:list-item>
                  <text:list-item>
                    <text:p text:id="id139" text:style-name="P4">Złożone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  <text:p text:style-name="P4"/>
            <text:p text:style-name="P4">W</text:p>
            <text:p text:style-name="P4">A</text:p>
            <text:p text:style-name="P4">R</text:p>
            <text:p text:style-name="P4">U</text:p>
            <text:p text:style-name="P4">N</text:p>
            <text:p text:style-name="P4">K</text:p>
            <text:p text:style-name="P4">O</text:p>
            <text:p text:style-name="P4">W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3" anim:sub-item="text" smil:attributeName="visibility" smil:to="visible"/>
                  <anim:transitionFilter smil:dur="1s" smil:targetElement="id13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4" anim:sub-item="text" smil:attributeName="visibility" smil:to="visible"/>
                  <anim:transitionFilter smil:dur="1s" smil:targetElement="id1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5" anim:sub-item="text" smil:attributeName="visibility" smil:to="visible"/>
                  <anim:transitionFilter smil:dur="1s" smil:targetElement="id1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6" anim:sub-item="text" smil:attributeName="visibility" smil:to="visible"/>
                  <anim:transitionFilter smil:dur="1s" smil:targetElement="id1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7" anim:sub-item="text" smil:attributeName="visibility" smil:to="visible"/>
                  <anim:transitionFilter smil:dur="1s" smil:targetElement="id1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8" anim:sub-item="text" smil:attributeName="visibility" smil:to="visible"/>
                  <anim:transitionFilter smil:dur="1s" smil:targetElement="id1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39" anim:sub-item="text" smil:attributeName="visibility" smil:to="visible"/>
                  <anim:transitionFilter smil:dur="1s" smil:targetElement="id13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witch-case example" draw:style-name="dp1" draw:master-page-name="Normal1" presentation:presentation-page-layout-name="AL2T1">
        <draw:frame presentation:style-name="pr8" draw:text-style-name="P4" draw:layer="layout" svg:width="26.802cm" svg:height="3.507cm" svg:x="1.125cm" svg:y="0.643cm" presentation:class="title" presentation:user-transformed="true">
          <draw:text-box>
            <text:p text:style-name="P4">Przykład <text:span text:style-name="T33">Switch-case</text:span></text:p>
          </draw:text-box>
        </draw:frame>
        <draw:frame presentation:style-name="pr38" draw:text-style-name="P39" draw:layer="layout" svg:width="28.348cm" svg:height="11.157cm" svg:x="0.352cm" svg:y="7.004cm" presentation:class="outline" presentation:user-transformed="true">
          <draw:text-box>
            <text:p text:style-name="P37"><text:span text:style-name="T37">switch</text:span><text:span text:style-name="T38"> (liczba % 3) <text:s/>{</text:span></text:p>
            <text:p text:style-name="P38"><text:span text:style-name="T39">case</text:span><text:span text:style-name="T38"> 0: </text:span></text:p>
            <text:p text:style-name="P38"><text:span text:style-name="T38"><text:s text:c="2"/></text:span><text:span text:style-name="T38">System.out.println(liczba+“ można dzielić przez 3”);</text:span></text:p>
            <text:p text:style-name="P38"><text:span text:style-name="T38"><text:s text:c="2"/></text:span><text:span text:style-name="T38">break;</text:span></text:p>
            <text:p text:style-name="P37"><text:span text:style-name="T38"><text:s text:c="3"/></text:span><text:span text:style-name="T39">case</text:span><text:span text:style-name="T38"> 1: </text:span></text:p>
            <text:p text:style-name="P38"><text:span text:style-name="T38"><text:s text:c="2"/></text:span><text:span text:style-name="T38">System.out.println(“Liczba%3=1”);</text:span></text:p>
            <text:p text:style-name="P38"><text:span text:style-name="T38"><text:s text:c="2"/></text:span><text:span text:style-name="T38">break;</text:span></text:p>
            <text:p text:style-name="P38"><text:span text:style-name="T39">case</text:span><text:span text:style-name="T38"> 2: </text:span></text:p>
            <text:p text:style-name="P38"><text:span text:style-name="T38"><text:s text:c="2"/></text:span><text:span text:style-name="T38">System.out.println(“Liczba%3=2”);</text:span></text:p>
            <text:p text:style-name="P38"><text:span text:style-name="T38"><text:s text:c="2"/></text:span><text:span text:style-name="T38">break;</text:span></text:p>
            <text:p text:style-name="P37"><text:span text:style-name="T38">}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  <text:p text:style-name="P4"/>
            <text:p text:style-name="P4">W</text:p>
            <text:p text:style-name="P4">A</text:p>
            <text:p text:style-name="P4">R</text:p>
            <text:p text:style-name="P4">U</text:p>
            <text:p text:style-name="P4">N</text:p>
            <text:p text:style-name="P4">K</text:p>
            <text:p text:style-name="P4">O</text:p>
            <text:p text:style-name="P4">W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3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et's have a break" draw:style-name="dp1" draw:master-page-name="Normal1" presentation:presentation-page-layout-name="AL2T1"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„Let's Have a <text:span text:style-name="T33">Break”</text:span></text:p>
          </draw:text-box>
        </draw:frame>
        <draw:frame presentation:style-name="pr18" draw:text-style-name="P40" draw:layer="layout" svg:width="18.103cm" svg:height="13.23cm" svg:x="5.461cm" svg:y="6.038cm" presentation:class="outline" presentation:user-transformed="true">
          <draw:text-box>
            <text:p text:style-name="P37"><text:span text:style-name="T39">switch</text:span><text:span text:style-name="T38"> (dzień) <text:s/>{</text:span></text:p>
            <text:p text:style-name="P38"><text:span text:style-name="T39">case</text:span><text:span text:style-name="T38"> 1:</text:span></text:p>
            <text:p text:style-name="P38"><text:span text:style-name="T39">case</text:span><text:span text:style-name="T38"> 2:</text:span></text:p>
            <text:p text:style-name="P38"><text:span text:style-name="T39">case</text:span><text:span text:style-name="T38"> 3:</text:span></text:p>
            <text:p text:style-name="P38"><text:span text:style-name="T39">case</text:span><text:span text:style-name="T38"> 4:</text:span></text:p>
            <text:p text:style-name="P38"><text:span text:style-name="T39">case</text:span><text:span text:style-name="T38"> 5: </text:span></text:p>
            <text:p text:style-name="P38"><text:span text:style-name="T38"><text:s text:c="2"/></text:span><text:span text:style-name="T38">System.out.println(“Praca”);</text:span></text:p>
            <text:p text:style-name="P38"><text:span text:style-name="T38"><text:s text:c="2"/></text:span><text:span text:style-name="T40">break</text:span><text:span text:style-name="T38">;</text:span></text:p>
            <text:p text:style-name="P37"><text:span text:style-name="T38"><text:s text:c="3"/></text:span><text:span text:style-name="T39">case</text:span><text:span text:style-name="T38"> 6: </text:span></text:p>
            <text:p text:style-name="P38"><text:span text:style-name="T39">case</text:span><text:span text:style-name="T38"> 7: </text:span></text:p>
            <text:p text:style-name="P38"><text:span text:style-name="T38"><text:s text:c="2"/></text:span><text:span text:style-name="T38">System.out.println(“Siesta!”);</text:span></text:p>
            <text:p text:style-name="P38"><text:span text:style-name="T38"><text:s text:c="2"/></text:span><text:span text:style-name="T40">break</text:span><text:span text:style-name="T38">;</text:span></text:p>
            <text:p text:style-name="P37"><text:span text:style-name="T38">}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  <text:p text:style-name="P4"/>
            <text:p text:style-name="P4">W</text:p>
            <text:p text:style-name="P4">A</text:p>
            <text:p text:style-name="P4">R</text:p>
            <text:p text:style-name="P4">U</text:p>
            <text:p text:style-name="P4">N</text:p>
            <text:p text:style-name="P4">K</text:p>
            <text:p text:style-name="P4">O</text:p>
            <text:p text:style-name="P4">W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3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fault" draw:style-name="dp1" draw:master-page-name="Normal1" presentation:presentation-page-layout-name="AL2T1">
        <draw:frame presentation:style-name="pr8" draw:text-style-name="P41" draw:layer="layout" svg:width="25.797cm" svg:height="3.507cm" svg:x="1.57cm" svg:y="0.643cm" presentation:class="title" presentation:user-transformed="true">
          <draw:text-box>
            <text:p text:style-name="P4"><text:span text:style-name="T33">Default</text:span></text:p>
          </draw:text-box>
        </draw:frame>
        <draw:frame presentation:style-name="pr39" draw:text-style-name="P40" draw:layer="layout" svg:width="26.019cm" svg:height="15.269cm" svg:x="1.459cm" svg:y="5.342cm" presentation:class="outline" presentation:user-transformed="true">
          <draw:text-box>
            <text:p text:style-name="P37"><text:span text:style-name="T39">switch</text:span><text:span text:style-name="T38"> (dzień) <text:s/>{</text:span></text:p>
            <text:p text:style-name="P38"><text:span text:style-name="T39">case</text:span><text:span text:style-name="T38"> 1:</text:span></text:p>
            <text:p text:style-name="P38"><text:span text:style-name="T39">case</text:span><text:span text:style-name="T38"> 2:</text:span></text:p>
            <text:p text:style-name="P38"><text:span text:style-name="T39">case</text:span><text:span text:style-name="T38"> 3:</text:span></text:p>
            <text:p text:style-name="P38"><text:span text:style-name="T39">case</text:span><text:span text:style-name="T38"> 4:</text:span></text:p>
            <text:p text:style-name="P38"><text:span text:style-name="T39">case</text:span><text:span text:style-name="T38"> 5: </text:span></text:p>
            <text:p text:style-name="P38"><text:span text:style-name="T38"><text:s text:c="2"/></text:span><text:span text:style-name="T38">System.out.println(“Praca”);</text:span></text:p>
            <text:p text:style-name="P38"><text:span text:style-name="T38"><text:s text:c="2"/></text:span><text:span text:style-name="T38">break;</text:span></text:p>
            <text:p text:style-name="P37"><text:span text:style-name="T38"><text:s text:c="3"/></text:span><text:span text:style-name="T39">case</text:span><text:span text:style-name="T38"> 6: </text:span></text:p>
            <text:p text:style-name="P38"><text:span text:style-name="T39">case</text:span><text:span text:style-name="T38"> 7: </text:span></text:p>
            <text:p text:style-name="P38"><text:span text:style-name="T38"><text:s text:c="2"/></text:span><text:span text:style-name="T38">System.out.println(“Siesta!”);</text:span></text:p>
            <text:p text:style-name="P38"><text:span text:style-name="T38"><text:s text:c="2"/></text:span><text:span text:style-name="T38">break;</text:span></text:p>
            <text:p text:style-name="P38"><text:span text:style-name="T40">default</text:span><text:span text:style-name="T38">:</text:span></text:p>
            <text:p text:style-name="P38"><text:span text:style-name="T38"><text:s text:c="2"/></text:span><text:span text:style-name="T38">System.out.println(“Z której planety jesteś?”);</text:span></text:p>
            <text:p text:style-name="P37"><text:span text:style-name="T38">}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/>
            <text:p text:style-name="P4">I</text:p>
            <text:p text:style-name="P4">N</text:p>
            <text:p text:style-name="P4">S</text:p>
            <text:p text:style-name="P4">T</text:p>
            <text:p text:style-name="P4">R</text:p>
            <text:p text:style-name="P4">.</text:p>
            <text:p text:style-name="P4"/>
            <text:p text:style-name="P4">W</text:p>
            <text:p text:style-name="P4">A</text:p>
            <text:p text:style-name="P4">R</text:p>
            <text:p text:style-name="P4">U</text:p>
            <text:p text:style-name="P4">N</text:p>
            <text:p text:style-name="P4">K</text:p>
            <text:p text:style-name="P4">O</text:p>
            <text:p text:style-name="P4">W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3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oopStatements" draw:style-name="dp1" draw:master-page-name="Section" presentation:presentation-page-layout-name="AL3T19">
        <draw:frame presentation:style-name="pr23" draw:text-style-name="P4" draw:layer="layout" svg:width="14.7cm" svg:height="3.503cm" svg:x="3.8cm" svg:y="8.416cm" presentation:class="title" presentation:user-transformed="true">
          <draw:text-box>
            <text:p text:style-name="P4">Pętle</text:p>
          </draw:text-box>
        </draw:frame>
        <presentation:notes draw:style-name="dp2">
          <draw:page-thumbnail draw:style-name="gr7" draw:layer="layout" svg:width="12.7cm" svg:height="9.525cm" svg:x="4.175cm" svg:y="3.005cm" draw:page-number="34" presentation:class="page"/>
          <draw:frame presentation:style-name="pr40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Loop Statement Definition" draw:style-name="dp1" draw:master-page-name="Normal1" presentation:presentation-page-layout-name="AL2T1"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Definicja instrukcji pętli</text:p>
          </draw:text-box>
        </draw:frame>
        <draw:frame draw:style-name="gr18" draw:text-style-name="P4" draw:layer="layout" svg:width="1.196cm" svg:height="6.943cm" svg:x="0cm" svg:y="14.069cm">
          <draw:text-box>
            <text:p text:style-name="P4">P</text:p>
            <text:p text:style-name="P4">Ę</text:p>
            <text:p text:style-name="P4">T</text:p>
            <text:p text:style-name="P4">L</text:p>
            <text:p text:style-name="P4">E</text:p>
          </draw:text-box>
        </draw:frame>
        <draw:g>
          <draw:frame presentation:style-name="pr41" draw:text-style-name="P8" draw:layer="layout" svg:width="11.591cm" svg:height="7.665cm" svg:x="8.641cm" svg:y="7.995cm">
            <draw:text-box>
              <text:p text:style-name="P10"><text:span text:style-name="T7">Instrukcja pętli </text:span><text:span text:style-name="T6">wykonuje w sposób </text:span><text:span text:style-name="T7">iteracyjny</text:span><text:span text:style-name="T6"> instrukcje</text:span></text:p>
            </draw:text-box>
          </draw:frame>
          <draw:frame draw:style-name="gr4" draw:text-style-name="P9" draw:layer="layout" svg:width="0.003cm" svg:height="0.954cm" svg:x="14.435cm" svg:y="11.209cm">
            <draw:text-box>
              <text:p/>
            </draw:text-box>
          </draw:frame>
          <draw:polyline draw:style-name="gr5" draw:layer="layout" svg:width="12.026cm" svg:height="0.733cm" svg:x="8.423cm" svg:y="8.486cm" svg:viewBox="0 0 12027 734" draw:points="0,734 0,0 12027,0 12027,672">
            <text:p/>
          </draw:polyline>
          <draw:polyline draw:style-name="gr5" draw:layer="layout" svg:width="12.026cm" svg:height="0.733cm" draw:transform="rotate (3.1415926535892) translate (20.4500000000064cm 15.227cm)" svg:viewBox="0 0 12027 734" draw:points="12027,-29720 12027,-30454 0,-30454 0,-29782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3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oop Statements in Java" draw:style-name="dp1" draw:master-page-name="Normal1" presentation:presentation-page-layout-name="AL2T1"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Instrukcje pętli w Javie</text:p>
          </draw:text-box>
        </draw:frame>
        <draw:frame presentation:style-name="pr42" draw:text-style-name="P5" draw:id="id140" draw:layer="layout" svg:width="8.488cm" svg:height="6.311cm" svg:x="10.343cm" svg:y="8.439cm" presentation:class="outline" presentation:user-transformed="true">
          <draw:text-box>
            <text:list text:style-name="L3">
              <text:list-item>
                <text:p text:style-name="P4">Trzy instrukcje</text:p>
                <text:list>
                  <text:list-item>
                    <text:p text:style-name="P4"><text:span text:style-name="T11">while</text:span></text:p>
                  </text:list-item>
                  <text:list-item>
                    <text:p text:style-name="P4"><text:span text:style-name="T11">do-while</text:span></text:p>
                  </text:list-item>
                  <text:list-item>
                    <text:p text:style-name="P4"><text:span text:style-name="T11">for</text:span>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Ę</text:p>
            <text:p text:style-name="P4">T</text:p>
            <text:p text:style-name="P4">L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40" smil:attributeName="visibility" smil:to="visible"/>
                  <anim:transitionFilter smil:dur="1s" smil:targetElement="id14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While statement" draw:style-name="dp1" draw:master-page-name="Normal1" presentation:presentation-page-layout-name="AL2T1"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Instrukcja <text:span text:style-name="T33">While</text:span></text:p>
          </draw:text-box>
        </draw:frame>
        <draw:frame presentation:style-name="pr43" draw:text-style-name="P5" draw:layer="layout" svg:width="17.445cm" svg:height="11.344cm" svg:x="5.874cm" svg:y="7.06cm" presentation:class="outline" presentation:user-transformed="true">
          <draw:text-box>
            <text:list text:style-name="L3">
              <text:list-item>
                <text:p text:id="id141" text:style-name="P4">Jedna postać</text:p>
                <text:list>
                  <text:list-item>
                    <text:p text:id="id142" text:style-name="P4"><text:span text:style-name="T34">while (warunek) instrukcja</text:span></text:p>
                  </text:list-item>
                </text:list>
              </text:list-item>
              <text:list-item>
                <text:p text:id="id143" text:style-name="P4">Warunek</text:p>
                <text:list>
                  <text:list-item>
                    <text:p text:id="id144" text:style-name="P4">Wyrażenie logiczne</text:p>
                  </text:list-item>
                </text:list>
              </text:list-item>
              <text:list-item>
                <text:p text:id="id145" text:style-name="P4">Instrukcje</text:p>
                <text:list>
                  <text:list-item>
                    <text:p text:id="id146" text:style-name="P4">Proste</text:p>
                  </text:list-item>
                  <text:list-item>
                    <text:p text:id="id147" text:style-name="P4">Złożone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Ę</text:p>
            <text:p text:style-name="P4">T</text:p>
            <text:p text:style-name="P4">L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1" anim:sub-item="text" smil:attributeName="visibility" smil:to="visible"/>
                  <anim:transitionFilter smil:dur="1s" smil:targetElement="id1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2" anim:sub-item="text" smil:attributeName="visibility" smil:to="visible"/>
                  <anim:transitionFilter smil:dur="1s" smil:targetElement="id14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3" anim:sub-item="text" smil:attributeName="visibility" smil:to="visible"/>
                  <anim:transitionFilter smil:dur="1s" smil:targetElement="id1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4" anim:sub-item="text" smil:attributeName="visibility" smil:to="visible"/>
                  <anim:transitionFilter smil:dur="1s" smil:targetElement="id1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5" anim:sub-item="text" smil:attributeName="visibility" smil:to="visible"/>
                  <anim:transitionFilter smil:dur="1s" smil:targetElement="id1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6" anim:sub-item="text" smil:attributeName="visibility" smil:to="visible"/>
                  <anim:transitionFilter smil:dur="1s" smil:targetElement="id1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47" anim:sub-item="text" smil:attributeName="visibility" smil:to="visible"/>
                  <anim:transitionFilter smil:dur="1s" smil:targetElement="id14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While Example" draw:style-name="dp1" draw:master-page-name="Normal1" presentation:presentation-page-layout-name="AL2T1">
        <draw:frame presentation:style-name="pr8" draw:text-style-name="P4" draw:layer="layout" svg:width="26.802cm" svg:height="3.507cm" svg:x="1.198cm" svg:y="0.643cm" presentation:class="title" presentation:user-transformed="true">
          <draw:text-box>
            <text:p text:style-name="P4">Przykład <text:span text:style-name="T33">While</text:span></text:p>
          </draw:text-box>
        </draw:frame>
        <draw:frame presentation:style-name="pr44" draw:text-style-name="P36" draw:layer="layout" svg:width="23.522cm" svg:height="7.345cm" svg:x="2.838cm" svg:y="8.739cm" presentation:class="outline" presentation:user-transformed="true">
          <draw:text-box>
            <text:p text:style-name="P5"><text:span text:style-name="T34">int licznik = 0;</text:span></text:p>
            <text:p text:style-name="P5"><text:span text:style-name="T34">while (licznik != 3) {</text:span></text:p>
            <text:p text:style-name="P34"><text:span text:style-name="T34">System.out.println(“Licznik: “+licznik);</text:span></text:p>
            <text:p text:style-name="P34"><text:span text:style-name="T34">licznik++;</text:span></text:p>
            <text:p text:style-name="P5"><text:span text:style-name="T34">}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Ę</text:p>
            <text:p text:style-name="P4">T</text:p>
            <text:p text:style-name="P4">L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3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o-while statement" draw:style-name="dp1" draw:master-page-name="Normal1" presentation:presentation-page-layout-name="AL2T1">
        <draw:frame presentation:style-name="pr8" draw:text-style-name="P4" draw:layer="layout" svg:width="26.802cm" svg:height="3.507cm" svg:x="1.198cm" svg:y="0.643cm" presentation:class="title" presentation:user-transformed="true">
          <draw:text-box>
            <text:p text:style-name="P4">Instrukcja <text:span text:style-name="T33">Do-while</text:span></text:p>
          </draw:text-box>
        </draw:frame>
        <draw:frame presentation:style-name="pr45" draw:text-style-name="P5" draw:layer="layout" svg:width="17.642cm" svg:height="11.315cm" svg:x="5.778cm" svg:y="6.839cm" presentation:class="outline" presentation:user-transformed="true">
          <draw:text-box>
            <text:list text:style-name="L3">
              <text:list-item>
                <text:p text:id="id148" text:style-name="P4">Jedna postać</text:p>
                <text:list>
                  <text:list-item>
                    <text:p text:id="id149" text:style-name="P4"><text:span text:style-name="T34">do instrukcja while (warunek);</text:span></text:p>
                  </text:list-item>
                </text:list>
              </text:list-item>
              <text:list-item>
                <text:p text:id="id150" text:style-name="P4">Warunek</text:p>
                <text:list>
                  <text:list-item>
                    <text:p text:id="id151" text:style-name="P4">Wyrażenie logiczne</text:p>
                  </text:list-item>
                </text:list>
              </text:list-item>
              <text:list-item>
                <text:p text:id="id152" text:style-name="P4">Instrukcje</text:p>
                <text:list>
                  <text:list-item>
                    <text:p text:id="id153" text:style-name="P4">Proste</text:p>
                  </text:list-item>
                  <text:list-item>
                    <text:p text:id="id154" text:style-name="P4">Złożone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Ę</text:p>
            <text:p text:style-name="P4">T</text:p>
            <text:p text:style-name="P4">L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o-while example" draw:style-name="dp1" draw:master-page-name="Normal1" presentation:presentation-page-layout-name="AL2T1"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Przykład <text:span text:style-name="T33">Do-while</text:span></text:p>
          </draw:text-box>
        </draw:frame>
        <draw:frame presentation:style-name="pr44" draw:text-style-name="P36" draw:layer="layout" svg:width="23.522cm" svg:height="7.345cm" svg:x="2.826cm" svg:y="8.539cm" presentation:class="outline" presentation:user-transformed="true">
          <draw:text-box>
            <text:p text:style-name="P5"><text:span text:style-name="T34">int licznik = 0;</text:span></text:p>
            <text:p text:style-name="P5"><text:span text:style-name="T34">do {</text:span></text:p>
            <text:p text:style-name="P34"><text:span text:style-name="T34">System.out.println(“Licznik: ”+licznik);</text:span></text:p>
            <text:p text:style-name="P34"><text:span text:style-name="T34">licznik++;</text:span></text:p>
            <text:p text:style-name="P5"><text:span text:style-name="T34">} while (licznik !=3);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Ę</text:p>
            <text:p text:style-name="P4">T</text:p>
            <text:p text:style-name="P4">L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4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or statement" draw:style-name="dp1" draw:master-page-name="Normal1" presentation:presentation-page-layout-name="AL2T1"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Instrukcja <text:span text:style-name="T33">For</text:span></text:p>
          </draw:text-box>
        </draw:frame>
        <draw:frame presentation:style-name="pr46" draw:text-style-name="P5" draw:layer="layout" svg:width="21.706cm" svg:height="13.759cm" svg:x="3.644cm" svg:y="5.839cm" presentation:class="outline" presentation:user-transformed="true">
          <draw:text-box>
            <text:list text:style-name="L3">
              <text:list-item>
                <text:p text:id="id155" text:style-name="P4"><text:span text:style-name="T41">Jedna postać</text:span></text:p>
                <text:list>
                  <text:list-item>
                    <text:p text:id="id156" text:style-name="P4"><text:span text:style-name="T34">for (init; warunek; zmiana) instrukcja</text:span></text:p>
                  </text:list-item>
                </text:list>
              </text:list-item>
              <text:list-item>
                <text:p text:id="id157" text:style-name="P4">Wyrażenia opcjonalne</text:p>
                <text:list>
                  <text:list-item>
                    <text:p text:id="id158" text:style-name="P4">inicjalizacja</text:p>
                  </text:list-item>
                  <text:list-item>
                    <text:p text:id="id159" text:style-name="P4">warunek</text:p>
                  </text:list-item>
                  <text:list-item>
                    <text:p text:id="id160" text:style-name="P4">zmiana</text:p>
                  </text:list-item>
                </text:list>
              </text:list-item>
              <text:list-item>
                <text:p text:id="id161" text:style-name="P4">Instrukcje</text:p>
                <text:list>
                  <text:list-item>
                    <text:p text:id="id162" text:style-name="P4">Proste</text:p>
                  </text:list-item>
                  <text:list-item>
                    <text:p text:id="id163" text:style-name="P4">Złożone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Ę</text:p>
            <text:p text:style-name="P4">T</text:p>
            <text:p text:style-name="P4">L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59" anim:sub-item="text" smil:attributeName="visibility" smil:to="visible"/>
                  <anim:transitionFilter smil:dur="0.5s" smil:targetElement="id1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61" anim:sub-item="text" smil:attributeName="visibility" smil:to="visible"/>
                  <anim:transitionFilter smil:dur="0.5s" smil:targetElement="id1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or example" draw:style-name="dp1" draw:master-page-name="Normal1" presentation:presentation-page-layout-name="AL2T1">
        <draw:frame presentation:style-name="pr8" draw:text-style-name="P4" draw:layer="layout" svg:width="26.802cm" svg:height="3.507cm" svg:x="1.198cm" svg:y="0.643cm" presentation:class="title" presentation:user-transformed="true">
          <draw:text-box>
            <text:p text:style-name="P4">Przykład <text:span text:style-name="T33">For</text:span></text:p>
          </draw:text-box>
        </draw:frame>
        <draw:frame presentation:style-name="pr47" draw:text-style-name="P36" draw:layer="layout" svg:width="23.522cm" svg:height="5.726cm" svg:x="2.838cm" svg:y="8.608cm" presentation:class="outline" presentation:user-transformed="true">
          <draw:text-box>
            <text:p text:style-name="P5"><text:span text:style-name="T34">int mojaWartość = 10;</text:span></text:p>
            <text:p text:style-name="P5"><text:span text:style-name="T34">for (int i = 0; i &lt; mojaWartość; i+=2){</text:span></text:p>
            <text:p text:style-name="P34"><text:span text:style-name="T34">System.out.println(mojaWartość+“ &gt; ”+i);</text:span></text:p>
            <text:p text:style-name="P5"><text:span text:style-name="T34">}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>P</text:p>
            <text:p text:style-name="P4">Ę</text:p>
            <text:p text:style-name="P4">T</text:p>
            <text:p text:style-name="P4">L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4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branchingStatements" draw:style-name="dp1" draw:master-page-name="Section" presentation:presentation-page-layout-name="AL3T19">
        <draw:frame presentation:style-name="pr23" draw:text-style-name="P4" draw:layer="layout" svg:width="14.7cm" svg:height="3.503cm" svg:x="3.8cm" svg:y="8.416cm" presentation:class="title" presentation:user-transformed="true">
          <draw:text-box>
            <text:p text:style-name="P4">Instrukcje rozgałęzienia</text:p>
          </draw:text-box>
        </draw:frame>
        <presentation:notes draw:style-name="dp2">
          <draw:page-thumbnail draw:style-name="gr7" draw:layer="layout" svg:width="12.7cm" svg:height="9.525cm" svg:x="4.175cm" svg:y="3.005cm" draw:page-number="43" presentation:class="page"/>
          <draw:frame presentation:style-name="pr48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Branching Statement Definition" draw:style-name="dp1" draw:master-page-name="Normal1" presentation:presentation-page-layout-name="AL2T1"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Definicja instrukcji rozgałęzienia</text:p>
          </draw:text-box>
        </draw:frame>
        <draw:frame draw:style-name="gr18" draw:text-style-name="P4" draw:layer="layout" svg:width="1.196cm" svg:height="6.943cm" svg:x="0cm" svg:y="14.069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draw:g>
          <draw:frame presentation:style-name="pr49" draw:text-style-name="P8" draw:layer="layout" svg:width="13.41cm" svg:height="7.665cm" svg:x="7.575cm" svg:y="7.995cm">
            <draw:text-box>
              <text:p text:style-name="P10"><text:span text:style-name="T7">Instrukcja rozgałęzienia </text:span><text:span text:style-name="T6">zmienia kolejność wykonania instrukcji</text:span></text:p>
            </draw:text-box>
          </draw:frame>
          <draw:frame draw:style-name="gr4" draw:text-style-name="P9" draw:layer="layout" svg:width="0.004cm" svg:height="0.954cm" svg:x="14.278cm" svg:y="11.209cm">
            <draw:text-box>
              <text:p/>
            </draw:text-box>
          </draw:frame>
          <draw:polyline draw:style-name="gr5" draw:layer="layout" svg:width="13.913cm" svg:height="0.733cm" svg:x="7.323cm" svg:y="8.486cm" svg:viewBox="0 0 13914 734" draw:points="0,734 0,0 13914,0 13914,672">
            <text:p/>
          </draw:polyline>
          <draw:polyline draw:style-name="gr5" draw:layer="layout" svg:width="13.913cm" svg:height="0.733cm" draw:transform="rotate (3.1415926535892) translate (21.2370000000064cm 15.227cm)" svg:viewBox="0 0 13914 734" draw:points="13914,-29720 13914,-30454 0,-30454 0,-29782">
            <text:p/>
          </draw:polyline>
        </draw:g>
        <presentation:notes draw:style-name="dp2">
          <draw:page-thumbnail draw:style-name="gr7" draw:layer="layout" svg:width="13.705cm" svg:height="10.279cm" svg:x="3.641cm" svg:y="2.853cm" draw:page-number="4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ranching Statements in Java" draw:style-name="dp1" draw:master-page-name="Normal1" presentation:presentation-page-layout-name="AL2T1"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Instrukcje rozgałęzienia w Javie</text:p>
          </draw:text-box>
        </draw:frame>
        <draw:frame presentation:style-name="pr50" draw:text-style-name="P5" draw:id="id164" draw:layer="layout" svg:width="10.517cm" svg:height="6.195cm" svg:x="8.957cm" svg:y="8.439cm" presentation:class="outline" presentation:user-transformed="true">
          <draw:text-box>
            <text:list text:style-name="L3">
              <text:list-item>
                <text:p text:style-name="P4">Trzy instrukcje</text:p>
                <text:list>
                  <text:list-item>
                    <text:p text:style-name="P4"><text:span text:style-name="T11">return</text:span></text:p>
                  </text:list-item>
                  <text:list-item>
                    <text:p text:style-name="P4"><text:span text:style-name="T11">break</text:span></text:p>
                  </text:list-item>
                  <text:list-item>
                    <text:p text:style-name="P4"><text:span text:style-name="T11">continue</text:span>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64" smil:attributeName="visibility" smil:to="visible"/>
                  <anim:transitionFilter smil:dur="1s" smil:targetElement="id164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turn Statement" draw:style-name="dp1" draw:master-page-name="Normal1" presentation:presentation-page-layout-name="AL2T1"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Instrukcja <text:span text:style-name="T33">Return</text:span></text:p>
          </draw:text-box>
        </draw:frame>
        <draw:frame presentation:style-name="pr51" draw:text-style-name="P5" draw:layer="layout" svg:width="17cm" svg:height="7.111cm" svg:x="6.457cm" svg:y="7.639cm" presentation:class="outline" presentation:user-transformed="true">
          <draw:text-box>
            <text:list text:style-name="L3">
              <text:list-item>
                <text:p text:id="id165" text:style-name="P4">Dwie postaci</text:p>
                <text:list>
                  <text:list-item>
                    <text:p text:id="id166" text:style-name="P4"><text:span text:style-name="T34">return;</text:span></text:p>
                  </text:list-item>
                  <text:list-item>
                    <text:p text:id="id167" text:style-name="P4"><text:span text:style-name="T34">return &lt;wartość&gt;;</text:span></text:p>
                  </text:list-item>
                </text:list>
              </text:list-item>
              <text:list-item>
                <text:p text:id="id168" text:style-name="P4">Wyjście z metody</text:p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5" anim:sub-item="text" smil:attributeName="visibility" smil:to="visible"/>
                  <anim:transitionFilter smil:dur="1s" smil:targetElement="id16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66" anim:sub-item="text" smil:attributeName="visibility" smil:to="visible"/>
                  <anim:transitionFilter smil:dur="1s" smil:targetElement="id1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67" anim:sub-item="text" smil:attributeName="visibility" smil:to="visible"/>
                  <anim:transitionFilter smil:dur="1s" smil:targetElement="id16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8" anim:sub-item="text" smil:attributeName="visibility" smil:to="visible"/>
                  <anim:transitionFilter smil:dur="1s" smil:targetElement="id16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turn example" draw:style-name="dp1" draw:master-page-name="Normal1" presentation:presentation-page-layout-name="AL2T1"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Przykład <text:span text:style-name="T33">Return</text:span></text:p>
          </draw:text-box>
        </draw:frame>
        <draw:frame presentation:style-name="pr52" draw:text-style-name="P42" draw:layer="layout" svg:width="26.596cm" svg:height="14.241cm" svg:x="1.404cm" svg:y="5.694cm" presentation:class="outline" presentation:user-transformed="true">
          <draw:text-box>
            <text:p text:style-name="P37"><text:span text:style-name="T42">public int dzielPrzezTrzy(int liczba) {</text:span></text:p>
            <text:p text:style-name="P37"><text:span text:style-name="T42"><text:s text:c="2"/></text:span><text:span text:style-name="T42">switch (liczba % 3) <text:s/>{</text:span></text:p>
            <text:p text:style-name="P38"><text:span text:style-name="T42"><text:s text:c="2"/></text:span><text:span text:style-name="T42">case 0: </text:span></text:p>
            <text:p text:style-name="P38"><text:span text:style-name="T42"><text:s text:c="4"/></text:span><text:span text:style-name="T42">System.out.println(liczba+“ można dzielić przez 3”);</text:span></text:p>
            <text:p text:style-name="P38"><text:span text:style-name="T42"><text:s text:c="4"/></text:span><text:span text:style-name="T43">return </text:span><text:span text:style-name="T42">liczba;</text:span></text:p>
            <text:p text:style-name="P37"><text:span text:style-name="T42"><text:s text:c="5"/></text:span><text:span text:style-name="T42">case 1: </text:span></text:p>
            <text:p text:style-name="P38"><text:span text:style-name="T42"><text:s text:c="4"/></text:span><text:span text:style-name="T42">System.out.println(liczba+”%3=1”);</text:span></text:p>
            <text:p text:style-name="P38"><text:span text:style-name="T42"><text:s text:c="4"/></text:span><text:span text:style-name="T42">break;</text:span></text:p>
            <text:p text:style-name="P38"><text:span text:style-name="T42"><text:s text:c="2"/></text:span><text:span text:style-name="T42">case 2: </text:span></text:p>
            <text:p text:style-name="P38"><text:span text:style-name="T42"><text:s text:c="4"/></text:span><text:span text:style-name="T42">System.out.println(liczba+”%3=2”);</text:span></text:p>
            <text:p text:style-name="P38"><text:span text:style-name="T42"><text:s text:c="4"/></text:span><text:span text:style-name="T42">break;</text:span></text:p>
            <text:p text:style-name="P38"><text:span text:style-name="T42">}</text:span></text:p>
            <text:p text:style-name="P38"><text:span text:style-name="T43">return</text:span><text:span text:style-name="T42"> 0;</text:span></text:p>
            <text:p text:style-name="P37"><text:span text:style-name="T42">}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4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reak statement" draw:style-name="dp1" draw:master-page-name="Normal1" presentation:presentation-page-layout-name="AL2T1"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Instrukcja <text:span text:style-name="T33">Break</text:span></text:p>
          </draw:text-box>
        </draw:frame>
        <draw:frame presentation:style-name="pr53" draw:text-style-name="P5" draw:layer="layout" svg:width="11.038cm" svg:height="11.572cm" svg:x="9.068cm" svg:y="6.611cm" presentation:class="outline" presentation:user-transformed="true">
          <draw:text-box>
            <text:list text:style-name="L3">
              <text:list-item>
                <text:p text:id="id169" text:style-name="P4">Dwie postaci</text:p>
                <text:list>
                  <text:list-item>
                    <text:p text:id="id170" text:style-name="P4"><text:span text:style-name="T34">break;</text:span></text:p>
                  </text:list-item>
                  <text:list-item>
                    <text:p text:id="id171" text:style-name="P4"><text:span text:style-name="T34">break &lt;etykieta&gt;;</text:span></text:p>
                  </text:list-item>
                </text:list>
              </text:list-item>
              <text:list-item>
                <text:p text:id="id172" text:style-name="P4">Kończy instrukcje</text:p>
                <text:list>
                  <text:list-item>
                    <text:p text:id="id173" text:style-name="P4"><text:span text:style-name="T34">switch</text:span></text:p>
                  </text:list-item>
                  <text:list-item>
                    <text:p text:id="id174" text:style-name="P4"><text:span text:style-name="T34">while</text:span></text:p>
                  </text:list-item>
                  <text:list-item>
                    <text:p text:id="id175" text:style-name="P4"><text:span text:style-name="T34">do-while</text:span></text:p>
                  </text:list-item>
                  <text:list-item>
                    <text:p text:id="id176" text:style-name="P4"><text:span text:style-name="T34">for</text:span>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69" anim:sub-item="text" smil:attributeName="visibility" smil:to="visible"/>
                  <anim:transitionFilter smil:dur="1s" smil:targetElement="id16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0" anim:sub-item="text" smil:attributeName="visibility" smil:to="visible"/>
                  <anim:transitionFilter smil:dur="1s" smil:targetElement="id17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1" anim:sub-item="text" smil:attributeName="visibility" smil:to="visible"/>
                  <anim:transitionFilter smil:dur="1s" smil:targetElement="id1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2" anim:sub-item="text" smil:attributeName="visibility" smil:to="visible"/>
                  <anim:transitionFilter smil:dur="1s" smil:targetElement="id17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3" anim:sub-item="text" smil:attributeName="visibility" smil:to="visible"/>
                  <anim:transitionFilter smil:dur="1s" smil:targetElement="id17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4" anim:sub-item="text" smil:attributeName="visibility" smil:to="visible"/>
                  <anim:transitionFilter smil:dur="1s" smil:targetElement="id1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5" anim:sub-item="text" smil:attributeName="visibility" smil:to="visible"/>
                  <anim:transitionFilter smil:dur="1s" smil:targetElement="id1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6" anim:sub-item="text" smil:attributeName="visibility" smil:to="visible"/>
                  <anim:transitionFilter smil:dur="1s" smil:targetElement="id17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reak example" draw:style-name="dp1" draw:master-page-name="Normal1" presentation:presentation-page-layout-name="AL2T1"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Przykład <text:span text:style-name="T33">Break</text:span></text:p>
          </draw:text-box>
        </draw:frame>
        <draw:frame presentation:style-name="pr38" draw:text-style-name="P39" draw:layer="layout" svg:width="28.348cm" svg:height="11.157cm" svg:x="0.413cm" svg:y="6.604cm" presentation:class="outline" presentation:user-transformed="true">
          <draw:text-box>
            <text:p text:style-name="P37"><text:span text:style-name="T38">switch (liczba % 3) <text:s/>{</text:span></text:p>
            <text:p text:style-name="P38"><text:span text:style-name="T38">case 0: </text:span></text:p>
            <text:p text:style-name="P38"><text:span text:style-name="T38"><text:s text:c="2"/></text:span><text:span text:style-name="T38">System.out.println(liczba+“ można dzielić przez 3”);</text:span></text:p>
            <text:p text:style-name="P38"><text:span text:style-name="T38"><text:s text:c="2"/></text:span><text:span text:style-name="T40">break</text:span><text:span text:style-name="T38">;</text:span></text:p>
            <text:p text:style-name="P37"><text:span text:style-name="T38"><text:s text:c="3"/></text:span><text:span text:style-name="T38">case 1: </text:span></text:p>
            <text:p text:style-name="P38"><text:span text:style-name="T38"><text:s text:c="2"/></text:span><text:span text:style-name="T38">System.out.println(liczba+”%3=1”);</text:span></text:p>
            <text:p text:style-name="P38"><text:span text:style-name="T38"><text:s text:c="2"/></text:span><text:span text:style-name="T40">break</text:span><text:span text:style-name="T38">;</text:span></text:p>
            <text:p text:style-name="P38"><text:span text:style-name="T38">case 2: </text:span></text:p>
            <text:p text:style-name="P38"><text:span text:style-name="T38"><text:s text:c="2"/></text:span><text:span text:style-name="T38">System.out.println(liczba+”%3=2”);</text:span></text:p>
            <text:p text:style-name="P38"><text:span text:style-name="T38"><text:s text:c="2"/></text:span><text:span text:style-name="T40">break</text:span><text:span text:style-name="T38">;</text:span></text:p>
            <text:p text:style-name="P37"><text:span text:style-name="T38">}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4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reak example with label" draw:style-name="dp1" draw:master-page-name="Normal1" presentation:presentation-page-layout-name="AL2T1"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Przykład <text:span text:style-name="T33">Break</text:span> z etykietą</text:p>
          </draw:text-box>
        </draw:frame>
        <draw:frame presentation:style-name="pr54" draw:text-style-name="P39" draw:layer="layout" svg:width="24.183cm" svg:height="13.993cm" svg:x="2.893cm" svg:y="5.604cm" presentation:class="outline" presentation:user-transformed="true">
          <draw:text-box>
            <text:p text:style-name="P37"><text:span text:style-name="T38">int pierwsza, druga;</text:span></text:p>
            <text:p text:style-name="P37"><text:span text:style-name="T40">oblicz:</text:span></text:p>
            <text:p text:style-name="P34"><text:span text:style-name="T38">for (int i = 0; i&lt;10 ; i++){</text:span></text:p>
            <text:p text:style-name="P15"><text:span text:style-name="T38">for (int j = 0; j&lt; i; j++) {</text:span></text:p>
            <text:p text:style-name="P43"><text:span text:style-name="T38">int suma = i+j;</text:span></text:p>
            <text:p text:style-name="P43"><text:span text:style-name="T38">if ( suma &gt; 15 ){</text:span></text:p>
            <text:p text:style-name="P44"><text:span text:style-name="T38">pierwsza = i;</text:span></text:p>
            <text:p text:style-name="P44"><text:span text:style-name="T38">druga = j;</text:span></text:p>
            <text:p text:style-name="P44"><text:span text:style-name="T40">break oblicz</text:span><text:span text:style-name="T44">;</text:span></text:p>
            <text:p text:style-name="P43"><text:span text:style-name="T38">}</text:span></text:p>
            <text:p text:style-name="P15"><text:span text:style-name="T38">}</text:span></text:p>
            <text:p text:style-name="P34"><text:span text:style-name="T38">}</text:span></text:p>
            <text:p text:style-name="P5"><text:span text:style-name="T38">System.out.println(“16=”+pierwsza+”+”+druga);</text:span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5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inue statement" draw:style-name="dp1" draw:master-page-name="Normal1" presentation:presentation-page-layout-name="AL2T1"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Instrukcja <text:span text:style-name="T33">Continue</text:span></text:p>
          </draw:text-box>
        </draw:frame>
        <draw:frame presentation:style-name="pr55" draw:text-style-name="P5" draw:layer="layout" svg:width="19.288cm" svg:height="11.311cm" svg:x="5.169cm" svg:y="6.511cm" presentation:class="outline" presentation:user-transformed="true">
          <draw:text-box>
            <text:list text:style-name="L3">
              <text:list-item>
                <text:p text:id="id177" text:style-name="P4">Dwie postaci</text:p>
                <text:list>
                  <text:list-item>
                    <text:p text:id="id178" text:style-name="P4"><text:span text:style-name="T34">continue;</text:span></text:p>
                  </text:list-item>
                  <text:list-item>
                    <text:p text:id="id179" text:style-name="P4"><text:span text:style-name="T34">continue &lt;etykieta&gt;;</text:span></text:p>
                  </text:list-item>
                </text:list>
              </text:list-item>
              <text:list-item>
                <text:p text:id="id180" text:style-name="P4">Kończy iterację instrukcji</text:p>
                <text:list>
                  <text:list-item>
                    <text:p text:id="id181" text:style-name="P4"><text:span text:style-name="T34">while</text:span></text:p>
                  </text:list-item>
                  <text:list-item>
                    <text:p text:id="id182" text:style-name="P4"><text:span text:style-name="T34">do-while</text:span></text:p>
                  </text:list-item>
                  <text:list-item>
                    <text:p text:id="id183" text:style-name="P4"><text:span text:style-name="T34">for</text:span>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1.196cm" svg:height="6.943cm" svg:x="0cm" svg:y="14.07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77" anim:sub-item="text" smil:attributeName="visibility" smil:to="visible"/>
                  <anim:transitionFilter smil:dur="1s" smil:targetElement="id17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8" anim:sub-item="text" smil:attributeName="visibility" smil:to="visible"/>
                  <anim:transitionFilter smil:dur="1s" smil:targetElement="id1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79" anim:sub-item="text" smil:attributeName="visibility" smil:to="visible"/>
                  <anim:transitionFilter smil:dur="1s" smil:targetElement="id17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0" anim:sub-item="text" smil:attributeName="visibility" smil:to="visible"/>
                  <anim:transitionFilter smil:dur="1s" smil:targetElement="id1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1" anim:sub-item="text" smil:attributeName="visibility" smil:to="visible"/>
                  <anim:transitionFilter smil:dur="1s" smil:targetElement="id1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2" anim:sub-item="text" smil:attributeName="visibility" smil:to="visible"/>
                  <anim:transitionFilter smil:dur="1s" smil:targetElement="id18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3" anim:sub-item="text" smil:attributeName="visibility" smil:to="visible"/>
                  <anim:transitionFilter smil:dur="1s" smil:targetElement="id18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5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inue example" draw:style-name="dp1" draw:master-page-name="Normal1" presentation:presentation-page-layout-name="AL2T1">
        <draw:frame presentation:style-name="pr8" draw:text-style-name="P4" draw:layer="layout" svg:width="26.779cm" svg:height="3.507cm" svg:x="1.221cm" svg:y="0.643cm" presentation:class="title" presentation:user-transformed="true">
          <draw:text-box>
            <text:p text:style-name="P4">Przykład <text:span text:style-name="T33">Continue</text:span></text:p>
          </draw:text-box>
        </draw:frame>
        <draw:frame presentation:style-name="pr56" draw:text-style-name="P39" draw:layer="layout" svg:width="26.088cm" svg:height="6.309cm" svg:x="1.566cm" svg:y="8.205cm" presentation:class="outline" presentation:user-transformed="true">
          <draw:text-box>
            <text:p text:style-name="P37"><text:span text:style-name="T38">for (int i = 0; i&lt;100 ; i++){</text:span></text:p>
            <text:p text:style-name="P45"><text:span text:style-name="T38">if ( (i % 7) != 0 )</text:span></text:p>
            <text:p text:style-name="P43"><text:span text:style-name="T40">continue</text:span><text:span text:style-name="T38">;</text:span></text:p>
            <text:p text:style-name="P15"><text:span text:style-name="T38">System.out.println(i+“ można dzielić przez 7”);</text:span></text:p>
            <text:p text:style-name="P5"><text:span text:style-name="T38">}</text:span></text:p>
            <text:p text:style-name="P5"><text:span text:style-name="T38"/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5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inue example with label" draw:style-name="dp1" draw:master-page-name="Normal1" presentation:presentation-page-layout-name="AL2T1">
        <draw:frame presentation:style-name="pr8" draw:text-style-name="P4" draw:layer="layout" svg:width="25.855cm" svg:height="3.507cm" svg:x="1.512cm" svg:y="0.643cm" presentation:class="title" presentation:user-transformed="true">
          <draw:text-box>
            <text:p text:style-name="P4">Przykład <text:span text:style-name="T33">Continue</text:span><text:span text:style-name="T16"> z etykietą</text:span></text:p>
          </draw:text-box>
        </draw:frame>
        <draw:frame presentation:style-name="pr57" draw:text-style-name="P39" draw:layer="layout" svg:width="22.967cm" svg:height="11.989cm" svg:x="4.009cm" svg:y="6.504cm" presentation:class="outline" presentation:user-transformed="true">
          <draw:text-box>
            <text:p text:style-name="P37"><text:span text:style-name="T40">oblicz:</text:span></text:p>
            <text:p text:style-name="P34"><text:span text:style-name="T38">for (int i = 0; i&lt;10 ; i++){</text:span></text:p>
            <text:p text:style-name="P15"><text:span text:style-name="T38">for (int j = 0; j&lt; i; i++) {</text:span></text:p>
            <text:p text:style-name="P43"><text:span text:style-name="T38">int suma = i+j;</text:span></text:p>
            <text:p text:style-name="P43"><text:span text:style-name="T38">if ( suma &gt; 15 ){</text:span></text:p>
            <text:p text:style-name="P44"><text:span text:style-name="T38">System.out.println(“15=”+i+”+”+j);</text:span></text:p>
            <text:p text:style-name="P44"><text:span text:style-name="T40">continue oblicz</text:span><text:span text:style-name="T38">;</text:span></text:p>
            <text:p text:style-name="P43"><text:span text:style-name="T38">}</text:span></text:p>
            <text:p text:style-name="P15"><text:span text:style-name="T38">}</text:span></text:p>
            <text:p text:style-name="P34"><text:span text:style-name="T38">}</text:span></text:p>
            <text:p text:style-name="P5"><text:span text:style-name="T38"/></text:p>
          </draw:text-box>
        </draw:frame>
        <draw:frame draw:style-name="gr18" draw:text-style-name="P4" draw:layer="layout" svg:width="1.196cm" svg:height="6.943cm" svg:x="0cm" svg:y="14.07cm">
          <draw:text-box>
            <text:p text:style-name="P4">R</text:p>
            <text:p text:style-name="P4">O</text:p>
            <text:p text:style-name="P4">Z</text:p>
            <text:p text:style-name="P4">G</text:p>
            <text:p text:style-name="P4">A</text:p>
            <text:p text:style-name="P4">Ł</text:p>
            <text:p text:style-name="P4">Ę</text:p>
            <text:p text:style-name="P4">Z</text:p>
            <text:p text:style-name="P4">I</text:p>
            <text:p text:style-name="P4">E</text:p>
            <text:p text:style-name="P4">N</text:p>
            <text:p text:style-name="P4">I</text:p>
            <text:p text:style-name="P4">A</text:p>
          </draw:text-box>
        </draw:frame>
        <presentation:notes draw:style-name="dp2">
          <draw:page-thumbnail draw:style-name="gr7" draw:layer="layout" svg:width="13.705cm" svg:height="10.279cm" svg:x="3.641cm" svg:y="2.853cm" draw:page-number="5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draw:frame presentation:style-name="pr23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7" draw:layer="layout" svg:width="12.7cm" svg:height="9.525cm" svg:x="4.175cm" svg:y="3.005cm" draw:page-number="54" presentation:class="page"/>
          <draw:frame presentation:style-name="pr58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clusions1" draw:style-name="dp1" draw:master-page-name="Normal1" presentation:presentation-page-layout-name="AL2T1">
        <draw:frame presentation:style-name="pr8" draw:text-style-name="P4" draw:layer="layout" svg:width="26.825cm" svg:height="3.507cm" svg:x="1.175cm" svg:y="0.643cm" presentation:class="title" presentation:user-transformed="true">
          <draw:text-box>
            <text:p text:style-name="P4">Podsumowanie</text:p>
          </draw:text-box>
        </draw:frame>
        <draw:frame presentation:style-name="pr59" draw:text-style-name="P5" draw:layer="layout" svg:width="17.204cm" svg:height="12.688cm" svg:x="5.985cm" svg:y="6.294cm" presentation:class="outline" presentation:user-transformed="true">
          <draw:text-box>
            <text:list text:style-name="L3">
              <text:list-item>
                <text:p text:id="id184" text:style-name="P4">Zmienne</text:p>
              </text:list-item>
              <text:list-item>
                <text:p text:id="id185" text:style-name="P4">Podstawowe instrukcje</text:p>
                <text:list>
                  <text:list-item>
                    <text:p text:id="id186" text:style-name="P4">Wyrażenia</text:p>
                  </text:list-item>
                  <text:list-item>
                    <text:p text:id="id187" text:style-name="P4">Bloki</text:p>
                  </text:list-item>
                </text:list>
              </text:list-item>
              <text:list-item>
                <text:p text:id="id188" text:style-name="P4">Instrukcje przepływu sterowania</text:p>
                <text:list>
                  <text:list-item>
                    <text:p text:id="id189" text:style-name="P4">Instrukcje warunkowe</text:p>
                  </text:list-item>
                  <text:list-item>
                    <text:p text:id="id190" text:style-name="P4">Pętle</text:p>
                  </text:list-item>
                  <text:list-item>
                    <text:p text:id="id191" text:style-name="P4">Instrukcje rozgałęzienia</text:p>
                  </text:list-item>
                </text:list>
              </text:list-item>
            </text:list>
          </draw:text-box>
        </draw:frame>
        <draw:frame draw:style-name="gr20" draw:text-style-name="P4" draw:layer="layout" svg:width="1.196cm" svg:height="7.043cm" svg:x="0cm" svg:y="14.068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4" anim:sub-item="text" smil:attributeName="visibility" smil:to="visible"/>
                  <anim:transitionFilter smil:dur="1s" smil:targetElement="id18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5" anim:sub-item="text" smil:attributeName="visibility" smil:to="visible"/>
                  <anim:transitionFilter smil:dur="1s" smil:targetElement="id1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6" anim:sub-item="text" smil:attributeName="visibility" smil:to="visible"/>
                  <anim:transitionFilter smil:dur="1s" smil:targetElement="id1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7" anim:sub-item="text" smil:attributeName="visibility" smil:to="visible"/>
                  <anim:transitionFilter smil:dur="1s" smil:targetElement="id18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8" anim:sub-item="text" smil:attributeName="visibility" smil:to="visible"/>
                  <anim:transitionFilter smil:dur="1s" smil:targetElement="id1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89" anim:sub-item="text" smil:attributeName="visibility" smil:to="visible"/>
                  <anim:transitionFilter smil:dur="1s" smil:targetElement="id18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0" anim:sub-item="text" smil:attributeName="visibility" smil:to="visible"/>
                  <anim:transitionFilter smil:dur="1s" smil:targetElement="id19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1" anim:sub-item="text" smil:attributeName="visibility" smil:to="visible"/>
                  <anim:transitionFilter smil:dur="1s" smil:targetElement="id19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5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draw:frame presentation:style-name="pr8" draw:text-style-name="P4" draw:layer="layout" svg:width="25.855cm" svg:height="3.507cm" svg:x="1.512cm" svg:y="0.643cm" presentation:class="title" presentation:user-transformed="true">
          <draw:text-box>
            <text:p text:style-name="P4">Przykład</text:p>
          </draw:text-box>
        </draw:frame>
        <draw:frame presentation:style-name="pr60" draw:text-style-name="P22" draw:layer="layout" svg:width="19.92cm" svg:height="15.863cm" svg:x="6.122cm" svg:y="4.918cm" presentation:class="outline" presentation:user-transformed="true">
          <draw:text-box>
            <text:p text:style-name="P20"><text:span text:style-name="T20">package pl.poznan.ae.compProg;</text:span></text:p>
            <text:p text:style-name="P21"><text:span text:style-name="T20"/></text:p>
            <text:p text:style-name="P21"><text:span text:style-name="T20">import java.util.*;</text:span></text:p>
            <text:p text:style-name="P21"><text:span text:style-name="T20"/></text:p>
            <text:p text:style-name="P21"><text:span text:style-name="T20">public class Sorter {</text:span></text:p>
            <text:p text:style-name="P21"><text:span text:style-name="T20"><text:s text:c="2"/></text:span><text:span text:style-name="T20">private List </text:span><text:span text:style-name="T21">_words;</text:span></text:p>
            <text:p text:style-name="P21"><text:span text:style-name="T20"/></text:p>
            <text:p text:style-name="P21"><text:span text:style-name="T20"><text:s text:c="2"/></text:span><text:span text:style-name="T20">public void sort(String[] words){</text:span></text:p>
            <text:p text:style-name="P21"><text:span text:style-name="T20"><text:s text:c="4"/></text:span><text:span text:style-name="T20">_words </text:span><text:span text:style-name="T21">=</text:span><text:span text:style-name="T20"> Arrays.asList(words)</text:span><text:span text:style-name="T21">;</text:span></text:p>
            <text:p text:style-name="P21"><text:span text:style-name="T20"><text:s text:c="4"/></text:span><text:span text:style-name="T20">Collections.sort(_words)</text:span><text:span text:style-name="T21">;</text:span></text:p>
            <text:p text:style-name="P21"><text:span text:style-name="T20"><text:s text:c="2"/></text:span><text:span text:style-name="T20">}</text:span></text:p>
            <text:p text:style-name="P21"><text:span text:style-name="T20"><text:s text:c="2"/></text:span><text:span text:style-name="T20">public String getSortedWords(){</text:span></text:p>
            <text:p text:style-name="P21"><text:span text:style-name="T20"><text:s text:c="4"/></text:span><text:span text:style-name="T20">String </text:span><text:span text:style-name="T21">sortedString = "";</text:span></text:p>
            <text:p text:style-name="P21"><text:span text:style-name="T20"><text:s text:c="4"/></text:span><text:span text:style-name="T21">for (int i = 0</text:span><text:span text:style-name="T20">; </text:span><text:span text:style-name="T21">i&lt;</text:span><text:span text:style-name="T20"> _words.size(); </text:span><text:span text:style-name="T21">i++){</text:span></text:p>
            <text:p text:style-name="P21"><text:span text:style-name="T20"><text:s text:c="6"/></text:span><text:span text:style-name="T21">sortedString +=</text:span><text:span text:style-name="T20"> _words.get(i)</text:span><text:span text:style-name="T22">;</text:span></text:p>
            <text:p text:style-name="P21"><text:span text:style-name="T20"><text:s text:c="4"/></text:span><text:span text:style-name="T21">}</text:span></text:p>
            <text:p text:style-name="P21"><text:span text:style-name="T20"><text:s text:c="4"/></text:span><text:span text:style-name="T20">return sortedString;</text:span></text:p>
            <text:p text:style-name="P21"><text:span text:style-name="T20"><text:s text:c="2"/></text:span><text:span text:style-name="T20">}</text:span></text:p>
            <text:p text:style-name="P21"><text:span text:style-name="T20"><text:s/></text:span><text:span text:style-name="T20">public static void main(String[] args){</text:span></text:p>
            <text:p text:style-name="P21"><text:span text:style-name="T20"><text:s text:c="4"/></text:span><text:span text:style-name="T20">Sorter </text:span><text:span text:style-name="T21">sorter =</text:span><text:span text:style-name="T20"> new Sorter()</text:span><text:span text:style-name="T21">;</text:span></text:p>
            <text:p text:style-name="P21"><text:span text:style-name="T20"><text:s text:c="4"/></text:span><text:span text:style-name="T20">sorter.sort(args)</text:span><text:span text:style-name="T21">;</text:span></text:p>
            <text:p text:style-name="P21"><text:span text:style-name="T20"><text:s text:c="4"/></text:span><text:span text:style-name="T20">System.out.println(sorter.getSortedWords())</text:span><text:span text:style-name="T21">;</text:span></text:p>
            <text:p text:style-name="P21"><text:span text:style-name="T20"><text:s/></text:span><text:span text:style-name="T20">}</text:span></text:p>
            <text:p text:style-name="P21"><text:span text:style-name="T20">}</text:span></text:p>
          </draw:text-box>
        </draw:frame>
        <draw:frame draw:style-name="gr9" draw:text-style-name="P4" draw:layer="layout" svg:width="12.742cm" svg:height="0.954cm" svg:x="14.304cm" svg:y="11.912cm">
          <draw:text-box>
            <text:p/>
          </draw:text-box>
        </draw:frame>
        <draw:frame draw:style-name="gr20" draw:text-style-name="P4" draw:layer="layout" svg:width="1.196cm" svg:height="7.043cm" svg:x="0cm" svg:y="14.069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5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23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57"/>
          <draw:frame presentation:style-name="pr7" draw:text-style-name="P4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ghtBlue" draw:style="linear" draw:start-color="#ffffff" draw:end-color="#ccccff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Yellow" draw:style="linear" draw:start-color="#ffff00" draw:end-color="#ffffcc" draw:start-intensity="100%" draw:end-intensity="100%" draw:angle="6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title">
      <style:graphic-properties draw:fill-color="#ffffff" draw:auto-grow-height="false" fo:min-height="3.507cm"/>
    </style:style>
    <style:style style:name="Mpr6" style:family="presentation" style:parent-style-name="Normal1-outline1">
      <style:graphic-properties draw:fill-color="#ffffff" draw:auto-grow-height="false" fo:min-height="13.23cm"/>
    </style:style>
    <style:style style:name="M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8" style:family="presentation" style:parent-style-name="WP-title">
      <style:graphic-properties draw:fill-color="#ffffff" draw:auto-grow-height="false" fo:min-height="3.177cm"/>
    </style:style>
    <style:style style:name="Mpr9" style:family="presentation" style:parent-style-name="WP-outline1" style:list-style-name="ML6">
      <style:graphic-properties draw:fill-color="#ffffff" draw:auto-grow-height="false" fo:min-height="12.001cm"/>
    </style:style>
    <style:style style:name="M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4" style:family="presentation" style:parent-style-name="Section-title">
      <style:graphic-properties draw:fill-color="#ffffff" draw:auto-grow-height="false" fo:min-height="3.177cm"/>
    </style:style>
    <style:style style:name="Mpr15" style:family="presentation" style:parent-style-name="Section-outline1" style:list-style-name="ML6">
      <style:graphic-properties draw:fill-color="#ffffff" draw:auto-grow-height="false" fo:min-height="12.001cm"/>
    </style:style>
    <style:style style:name="M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1" style:family="presentation" style:parent-style-name="NormalIntro-title">
      <style:graphic-properties draw:fill-color="#ffffff" draw:auto-grow-height="false" fo:min-height="3.507cm"/>
    </style:style>
    <style:style style:name="Mpr22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 fo:font-style="normal" fo:font-weight="bold" style:font-style-asian="normal" style:font-weight-asian="bold" style:font-style-complex="normal" style:font-weight-complex="bold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8.018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28cm 0.199999999987968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3" draw:layer="backgroundobjects" svg:width="25.71cm" svg:height="3.506cm" svg:x="1.657cm" svg:y="0.643cm" presentation:class="title">
        <draw:text-box>
          <text:p text:style-name="MP3">Click to edit the title text format</text:p>
        </draw:text-box>
      </draw:frame>
      <draw:frame presentation:style-name="Mpr6" draw:text-style-name="MP5" draw:layer="backgroundobjects" svg:width="23.91cm" svg:height="13.229cm" svg:x="3.257cm" svg:y="5.838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office:forms form:automatic-focus="false" form:apply-design-mode="false"/>
      <draw:polygon presentation:style-name="Mpr7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8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9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Katedra Technologii Informacyjnych</text:span></text:p>
          <text:p text:style-name="MP3"><text:span text:style-name="MT4">Akademia Ekonomiczna w Poznaniu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11-03-22">11-3-22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10" draw:text-style-name="MP1" draw:layer="backgroundobjects" svg:width="1.094cm" svg:height="21cm" svg:x="0cm" svg:y="0cm">
        <text:p/>
      </draw:rect>
      <draw:polygon presentation:style-name="Mpr11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1-03-22">22.03.11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rect presentation:style-name="Mpr12" draw:text-style-name="MP1" draw:layer="backgroundobjects" svg:width="26.932cm" svg:height="21cm" svg:x="1.067cm" svg:y="-0.001cm">
        <text:p/>
      </draw:rect>
      <draw:polygon presentation:style-name="Mpr13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4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5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6" draw:text-style-name="MP1" draw:layer="backgroundobjects" svg:width="1.094cm" svg:height="21cm" svg:x="0cm" svg:y="-0.001cm">
        <text:p/>
      </draw:rect>
      <draw:path presentation:style-name="Mpr17" draw:text-style-name="MP1" draw:layer="backgroundobjects" svg:width="3.973cm" svg:height="5.973cm" svg:x="18.019cm" svg:y="7.229cm" svg:viewBox="0 0 3974 5974" svg:d="m3974 0c-2315 2641 1017 6007-2366 2641s-382 3301-382 3301v32">
        <text:p/>
      </draw:path>
      <draw:polyline presentation:style-name="Mpr17" draw:text-style-name="MP1" draw:layer="backgroundobjects" svg:width="5.98cm" svg:height="5.073cm" draw:transform="rotate (-1.57079632679579) translate (27.7989999999904cm 7.147999999988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1-03-22">22.03.11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office:forms form:automatic-focus="false" form:apply-design-mode="false"/>
      <draw:rect presentation:style-name="Mpr18" draw:text-style-name="MP1" draw:layer="backgroundobjects" svg:width="28cm" svg:height="4.808cm" svg:x="0cm" svg:y="0cm">
        <text:p/>
      </draw:rect>
      <draw:rect presentation:style-name="Mpr19" draw:text-style-name="MP1" draw:layer="backgroundobjects" svg:width="1.168cm" svg:height="21cm" svg:x="0cm" svg:y="0cm">
        <text:p/>
      </draw:rect>
      <draw:path presentation:style-name="Mpr20" draw:text-style-name="MP1" draw:layer="backgroundobjects" svg:width="3.973cm" svg:height="4.476cm" svg:x="18.018cm" svg:y="0.2cm" svg:viewBox="0 0 3974 4477" svg:d="m3974 0c-2315 1979 1017 4502-2366 1979s-382 2474-382 2474v24">
        <text:p/>
      </draw:path>
      <draw:polyline presentation:style-name="Mpr20" draw:text-style-name="MP1" draw:layer="backgroundobjects" svg:width="4.56cm" svg:height="5.073cm" draw:transform="rotate (-1.57079632679579) translate (27.7989999999928cm 0.199999999987968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Mpr21" draw:text-style-name="MP3" draw:layer="backgroundobjects" svg:width="25.739cm" svg:height="3.506cm" svg:x="1.628cm" svg:y="0.643cm" presentation:class="title">
        <draw:text-box>
          <text:p text:style-name="MP3">Click to edit the title text format</text:p>
        </draw:text-box>
      </draw:frame>
      <draw:frame presentation:style-name="Mpr22" draw:text-style-name="MP5" draw:layer="backgroundobjects" svg:width="23.91cm" svg:height="13.229cm" svg:x="3.257cm" svg:y="5.838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Simple and Compound Statements</dc:title>
    <dc:subject>ComputerProgramming</dc:subject>
    <meta:creation-date>2003-05-20T15:12:16</meta:creation-date>
    <dc:creator>Willy Picard</dc:creator>
    <dc:date>2011-03-22T12:42:39</dc:date>
    <meta:printed-by>Jacek Chmielewski</meta:printed-by>
    <meta:print-date>2004-09-21T14:16:37</meta:print-date>
    <meta:editing-cycles>278</meta:editing-cycles>
    <meta:editing-duration>PT74H54M22S</meta:editing-duration>
    <meta:document-statistic meta:object-count="392"/>
    <meta:user-defined meta:name="Info 1"/>
    <meta:user-defined meta:name="Info 2"/>
    <meta:user-defined meta:name="Info 3"/>
    <meta:user-defined meta:name="Info 4"/>
  </office:meta>
</office:document-meta>
</file>